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4.61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642cm"/>
    </style:style>
    <style:style style:name="co7" style:family="table-column">
      <style:table-column-properties fo:break-before="auto" style:column-width="2.577cm"/>
    </style:style>
    <style:style style:name="co8" style:family="table-column">
      <style:table-column-properties fo:break-before="auto" style:column-width="7.1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genera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rondas</text:p>
          </table:table-cell>
          <table:table-cell office:value-type="string" calcext:value-type="string">
            <text:p>daño hecho por enemigo</text:p>
          </table:table-cell>
          <table:table-cell office:value-type="string" calcext:value-type="string">
            <text:p>daño que necesita hacer el jugador</text:p>
          </table:table-cell>
          <table:table-cell office:value-type="string" calcext:value-type="string">
            <text:p>vida enemig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]*[.B$24]/2" office:value-type="float" office:value="4.125" calcext:value-type="float">
            <text:p>4,125</text:p>
          </table:table-cell>
          <table:table-cell table:formula="of:=[.B2]*[.$B$23]" office:value-type="float" office:value="5.25" calcext:value-type="float">
            <text:p>5,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3]*[.B$24]/2" office:value-type="float" office:value="4.125" calcext:value-type="float">
            <text:p>4,125</text:p>
          </table:table-cell>
          <table:table-cell table:formula="of:=[.B3]*[.$B$23]" office:value-type="float" office:value="5.25" calcext:value-type="float">
            <text:p>5,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*[.B$24]/2" office:value-type="float" office:value="5.5" calcext:value-type="float">
            <text:p>5,5</text:p>
          </table:table-cell>
          <table:table-cell table:formula="of:=[.B4]*[.$B$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5]*[.B$24]/2" office:value-type="float" office:value="5.5" calcext:value-type="float">
            <text:p>5,5</text:p>
          </table:table-cell>
          <table:table-cell table:formula="of:=[.B5]*[.$B$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6]*[.B$24]/2" office:value-type="float" office:value="6.875" calcext:value-type="float">
            <text:p>6,875</text:p>
          </table:table-cell>
          <table:table-cell table:formula="of:=[.B6]*[.$B$23]" office:value-type="float" office:value="8.75" calcext:value-type="float">
            <text:p>8,7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7]*[.B$24]/2" office:value-type="float" office:value="8.25" calcext:value-type="float">
            <text:p>8,25</text:p>
          </table:table-cell>
          <table:table-cell table:formula="of:=[.B7]*[.$B$23]"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8]*[.B$24]/2" office:value-type="float" office:value="9.625" calcext:value-type="float">
            <text:p>9,625</text:p>
          </table:table-cell>
          <table:table-cell table:formula="of:=[.B8]*[.$B$23]" office:value-type="float" office:value="12.25" calcext:value-type="float">
            <text:p>12,2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7])" office:value-type="float" office:value="34.375" calcext:value-type="float">
            <text:p>34,375</text:p>
          </table:table-cell>
          <table:table-cell/>
          <table:table-cell office:value-type="string" calcext:value-type="string">
            <text:p>vida personaje inicial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untos iniciales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dan</text:p>
          </table:table-cell>
          <table:table-cell table:formula="of:=[.B14]-[.C10]" office:value-type="float" office:value="65.625" calcext:value-type="float">
            <text:p>65,62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tas jugable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ectos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dia ataque personaje</text:p>
          </table:table-cell>
          <table:table-cell table:formula="of:=AVERAGE([$cartas.B2:.B21])" office:value-type="float" office:value="1.75" calcext:value-type="float">
            <text:p>1,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 ataque jugador</text:p>
          </table:table-cell>
          <table:table-cell table:formula="of:=AVERAGE([$respuestas.B2:.B21])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 tokens carta</text:p>
          </table:table-cell>
          <table:table-cell table:formula="of:=AVERAGE([$cartas.F2:.F20])" office:value-type="float" office:value="1.66666666666667" calcext:value-type="float">
            <text:p>1,6666666666666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tas usadas por rond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ño medio por ronda</text:p>
          </table:table-cell>
          <table:table-cell table:formula="of:=[.B27]*[.B23]" office:value-type="float" office:value="8.75" calcext:value-type="float">
            <text:p>8,75</text:p>
          </table:table-cell>
          <table:table-cell table:number-columns-repeated="5"/>
        </table:table-row>
      </table:table>
      <table:table table:name="cartas" table:style-name="ta1">
        <table:table-column table:style-name="co6" table:default-cell-style-name="ce2"/>
        <table:table-column table:style-name="co5" table:number-columns-repeated="5" table:default-cell-style-name="ce2"/>
        <table:table-column table:style-name="co7" table:default-cell-style-name="ce2"/>
        <table:table-column table:style-name="co5" table:number-columns-repeated="16377" table:default-cell-style-name="ce2"/>
        <table:table-row table:style-name="ro1">
          <table:table-cell table:style-name="Default" office:value-type="string" calcext:value-type="string">
            <text:p>carta</text:p>
          </table:table-cell>
          <table:table-cell table:style-name="Default" office:value-type="string" calcext:value-type="string">
            <text:p>daño</text:p>
          </table:table-cell>
          <table:table-cell table:style-name="Default" office:value-type="string" calcext:value-type="string">
            <text:p>trabajo</text:p>
          </table:table-cell>
          <table:table-cell table:style-name="Default" office:value-type="string" calcext:value-type="string">
            <text:p>físico</text:p>
          </table:table-cell>
          <table:table-cell table:style-name="Default" office:value-type="string" calcext:value-type="string">
            <text:p>relaciones</text:p>
          </table:table-cell>
          <table:table-cell table:style-name="Default" office:value-type="string" calcext:value-type="string">
            <text:p>tokens totales</text:p>
          </table:table-cell>
          <table:table-cell table:style-name="Default" office:value-type="string" calcext:value-type="string">
            <text:p>Daño – tokens (bajo)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Peleas como una vaca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2:.E2])" office:value-type="float" office:value="1" calcext:value-type="float">
            <text:p>1</text:p>
          </table:table-cell>
          <table:table-cell table:formula="of:=ABS([.B2]-[.F2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 le gustas a nadie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C3:.E3])" office:value-type="float" office:value="2" calcext:value-type="float">
            <text:p>2</text:p>
          </table:table-cell>
          <table:table-cell table:formula="of:=ABS([.B3]-[.F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es lo contrario al éxito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4:.E4])" office:value-type="float" office:value="1" calcext:value-type="float">
            <text:p>1</text:p>
          </table:table-cell>
          <table:table-cell table:formula="of:=ABS([.B4]-[.F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1">Tu belleza es lo equivalente</text:span> al cero.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5:.E5])" office:value-type="float" office:value="1" calcext:value-type="float">
            <text:p>1</text:p>
          </table:table-cell>
          <table:table-cell table:formula="of:=ABS([.B5]-[.F5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 te dicen “no es por ti, es por mi” es mentira. Es por ti.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6:.E6])" office:value-type="float" office:value="1" calcext:value-type="float">
            <text:p>1</text:p>
          </table:table-cell>
          <table:table-cell table:formula="of:=ABS([.B6]-[.F6])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 llamado McDonalds. Han hecho un mal semestre y quieren que vayas a cenar para que las finanzas cuadren.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7:.E7])" office:value-type="float" office:value="1" calcext:value-type="float">
            <text:p>1</text:p>
          </table:table-cell>
          <table:table-cell table:formula="of:=ABS([.B7]-[.F7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¿Qué relación de parentesco tienen tus padres?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C8:.E8])" office:value-type="float" office:value="2" calcext:value-type="float">
            <text:p>2</text:p>
          </table:table-cell>
          <table:table-cell table:formula="of:=ABS([.B8]-[.F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 esperaba nada de ti, y aun así has conseguido decepcionarme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:.E9])" office:value-type="float" office:value="2" calcext:value-type="float">
            <text:p>2</text:p>
          </table:table-cell>
          <table:table-cell table:formula="of:=ABS([.B9]-[.F9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 vales para nada. No en serio, PARA NADA.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0:.E10])" office:value-type="float" office:value="3" calcext:value-type="float">
            <text:p>3</text:p>
          </table:table-cell>
          <table:table-cell table:formula="of:=ABS([.B10]-[.F10]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 estuviera en una isla desierta y te necesitase para procrear, se extinguiría la vida en el planeta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C11:.E11])" office:value-type="float" office:value="2" calcext:value-type="float">
            <text:p>2</text:p>
          </table:table-cell>
          <table:table-cell table:formula="of:=ABS([.B11]-[.F1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Si tener un amigo es tener un tesoro, contigo tengo una deuda.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formula="of:=SUM([.C12:.E12])" office:value-type="float" office:value="2" calcext:value-type="float">
            <text:p>2</text:p>
          </table:table-cell>
          <table:table-cell table:formula="of:=ABS([.B12]-[.F12])" office:value-type="float" office:value="0" calcext:value-type="float">
            <text:p>0</text:p>
          </table:table-cell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En tu caso, cualquier despido es procedente.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SUM([.C13:.E13])" office:value-type="float" office:value="2" calcext:value-type="float">
            <text:p>2</text:p>
          </table:table-cell>
          <table:table-cell table:formula="of:=ABS([.B13]-[.F13])" office:value-type="float" office:value="1" calcext:value-type="float">
            <text:p>1</text:p>
          </table:table-cell>
          <table:table-cell table:style-name="Default" table:number-columns-repeated="16377"/>
        </table:table-row>
      </table:table>
      <table:table table:name="respuestas" table:style-name="ta1">
        <table:table-column table:style-name="co8" table:default-cell-style-name="ce2"/>
        <table:table-column table:style-name="co5" table:number-columns-repeated="16383" table:default-cell-style-name="ce2"/>
        <table:table-row table:style-name="ro1">
          <table:table-cell table:style-name="Default" office:value-type="string" calcext:value-type="string">
            <text:p>Respuesta</text:p>
          </table:table-cell>
          <table:table-cell table:style-name="Default" office:value-type="string" calcext:value-type="string">
            <text:p>Daño</text:p>
          </table:table-cell>
          <table:table-cell table:style-name="Default" office:value-type="string" calcext:value-type="string">
            <text:p>trabajo</text:p>
          </table:table-cell>
          <table:table-cell table:style-name="Default" office:value-type="string" calcext:value-type="string">
            <text:p>físico</text:p>
          </table:table-cell>
          <table:table-cell table:style-name="Default" office:value-type="string" calcext:value-type="string">
            <text:p>relaciones</text:p>
          </table:table-cell>
          <table:table-cell table:style-name="Default" office:value-type="string" calcext:value-type="string">
            <text:p>total tokens</text:p>
          </table:table-cell>
          <table:table-cell table:style-name="Default" office:value-type="string" calcext:value-type="string">
            <text:p>Tokens – daño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Yo me ducho para ir al trabajo. ¿Y tú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C2:.E2])" office:value-type="float" office:value="1" calcext:value-type="float">
            <text:p>1</text:p>
          </table:table-cell>
          <table:table-cell table:formula="of:=[.F2]-[.B2]" office:value-type="float" office:value="0" calcext:value-type="float">
            <text:p>0</text:p>
          </table:table-cell>
          <table:table-cell table:number-columns-repeated="4"/>
          <table:table-cell table:formula="of:=SUM([.I2:.K2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2:.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2:.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A2:.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G2:.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M2:.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S2:.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Y2:.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E2:.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K2:.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Q2:.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W2:.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C2:.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I2:.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O2:.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U2:.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A2:.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G2:.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M2:.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S2:.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Y2:.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E2:.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K2:.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Q2:.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W2:.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C2:.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I2:.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O2:.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U2:.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A2:.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G2:.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M2:.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S2:.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Y2:.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E2:.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K2:.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Q2:.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W2:.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C2:.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I2:.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O2:.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U2:.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A2:.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G2:.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M2:.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S2:.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Y2:.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E2:.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K2:.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Q2:.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W2:.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C2:.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I2:.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O2:.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U2:.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A2:.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G2:.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M2:.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S2:.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Y2:.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E2:.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K2:.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Q2:.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W2:.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C2:.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I2:.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O2:.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U2:.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A2:.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G2:.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M2:.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S2:.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Y2:.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E2:.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K2:.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Q2:.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W2:.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C2:.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I2:.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O2:.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U2:.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A2:.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G2:.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M2:.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S2:.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Y2:.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E2:.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K2:.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Q2:.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W2:.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C2:.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I2:.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O2:.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U2:.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A2:.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G2:.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M2:.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S2:.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Y2:.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E2:.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K2:.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Q2:.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W2:.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C2:.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I2:.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O2:.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U2:.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YA2:.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YG2:.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YM2:.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YS2:.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YY2:.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ZE2:.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ZK2:.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ZQ2:.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ZW2:.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AC2:.A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AI2:.A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AO2:.A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AU2:.A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BA2:.A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BG2:.A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BM2:.A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BS2:.A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BY2:.A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CE2:.A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CK2:.A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CQ2:.A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CW2:.A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C2:.A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I2:.A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O2:.A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U2:.A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EA2:.A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EG2:.A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EM2:.A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ES2:.A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EY2:.A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FE2:.A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FK2:.A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FQ2:.A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FW2:.A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GC2:.A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GI2:.A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GO2:.A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GU2:.A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HA2:.A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HG2:.A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HM2:.A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HS2:.A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HY2:.A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IE2:.A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IK2:.A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IQ2:.A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IW2:.A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JC2:.A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JI2:.A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JO2:.A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JU2:.A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KA2:.A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KG2:.A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KM2:.A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KS2:.A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KY2:.A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LE2:.A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LK2:.A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LQ2:.A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LW2:.A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MC2:.A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MI2:.A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MO2:.A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MU2:.A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NA2:.A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NG2:.A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NM2:.A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NS2:.A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NY2:.A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OE2:.A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OK2:.A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OQ2:.A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OW2:.A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PC2:.A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PI2:.A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PO2:.A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PU2:.A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QA2:.A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QG2:.A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QM2:.A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QS2:.A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QY2:.A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RE2:.A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RK2:.A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RQ2:.A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RW2:.A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SC2:.A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SI2:.A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SO2:.A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SU2:.A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TA2:.A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TG2:.A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TM2:.A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TS2:.A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TY2:.A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UE2:.A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UK2:.A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UQ2:.A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UW2:.A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VC2:.A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VI2:.A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VO2:.A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VU2:.A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WA2:.A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WG2:.A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WM2:.A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WS2:.A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WY2:.A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XE2:.A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XK2:.A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XQ2:.A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XW2:.A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YC2:.A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YI2:.A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YO2:.A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YU2:.A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ZA2:.A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ZG2:.A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ZM2:.A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ZS2:.A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ZY2:.B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AE2:.B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AK2:.B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AQ2:.B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AW2:.B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BC2:.B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BI2:.B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BO2:.B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BU2:.B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CA2:.B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CG2:.B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CM2:.B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CS2:.B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CY2:.B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DE2:.B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DK2:.B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DQ2:.B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DW2:.B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EC2:.B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EI2:.B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EO2:.B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EU2:.B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FA2:.B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FG2:.B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FM2:.B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FS2:.B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FY2:.B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GE2:.B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GK2:.B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GQ2:.B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GW2:.B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HC2:.B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HI2:.B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HO2:.B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HU2:.B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IA2:.B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IG2:.B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IM2:.B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IS2:.B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IY2:.B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JE2:.B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JK2:.B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JQ2:.B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JW2:.B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KC2:.B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KI2:.B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KO2:.B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KU2:.B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LA2:.B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LG2:.B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LM2:.B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LS2:.B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LY2:.B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ME2:.B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MK2:.B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MQ2:.B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MW2:.B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NC2:.B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NI2:.B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NO2:.B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NU2:.B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OA2:.B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OG2:.B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OM2:.B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OS2:.B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OY2:.B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PE2:.B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PK2:.B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PQ2:.B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PW2:.B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QC2:.B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QI2:.B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QO2:.B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QU2:.B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RA2:.B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RG2:.B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RM2:.B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RS2:.B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RY2:.B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SE2:.B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SK2:.B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SQ2:.B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SW2:.B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TC2:.B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TI2:.B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TO2:.B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TU2:.B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UA2:.B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UG2:.B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UM2:.B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US2:.B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UY2:.B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VE2:.B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VK2:.B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VQ2:.B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VW2:.B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WC2:.B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WI2:.B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WO2:.B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WU2:.B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XA2:.B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XG2:.B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XM2:.B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XS2:.B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XY2:.B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YE2:.B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YK2:.B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YQ2:.B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YW2:.B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ZC2:.B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ZI2:.B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ZO2:.B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ZU2:.B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AA2:.C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AG2:.C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AM2:.C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AS2:.C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AY2:.C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BE2:.C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BK2:.C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BQ2:.C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BW2:.C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CC2:.C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CI2:.C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CO2:.C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CU2:.C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DA2:.C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DG2:.C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DM2:.C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DS2:.C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DY2:.C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EE2:.C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EK2:.C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EQ2:.C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EW2:.C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FC2:.C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FI2:.C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FO2:.C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FU2:.C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GA2:.C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GG2:.C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GM2:.C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GS2:.C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GY2:.C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HE2:.C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HK2:.C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HQ2:.C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HW2:.C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IC2:.C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II2:.C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IO2:.C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IU2:.C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JA2:.C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JG2:.C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JM2:.C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JS2:.C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JY2:.C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KE2:.C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KK2:.C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KQ2:.C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KW2:.C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LC2:.C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LI2:.C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LO2:.C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LU2:.C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MA2:.C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MG2:.C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MM2:.C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MS2:.C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MY2:.C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NE2:.C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NK2:.C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NQ2:.C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NW2:.C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OC2:.C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OI2:.C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OO2:.C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OU2:.C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PA2:.C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PG2:.C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PM2:.C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PS2:.C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PY2:.C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QE2:.C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QK2:.C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QQ2:.C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QW2:.C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RC2:.C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RI2:.C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RO2:.C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RU2:.C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SA2:.C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SG2:.C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SM2:.C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SS2:.C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SY2:.C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TE2:.C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TK2:.C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TQ2:.C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TW2:.C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UC2:.C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UI2:.C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UO2:.C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UU2:.C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VA2:.C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VG2:.C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VM2:.C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VS2:.C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VY2:.C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WE2:.C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WK2:.C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WQ2:.C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WW2:.C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XC2:.C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XI2:.C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XO2:.C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XU2:.C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YA2:.C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YG2:.C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YM2:.C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YS2:.C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YY2:.C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ZE2:.C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ZK2:.C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ZQ2:.C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ZW2:.C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AC2:.D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AI2:.D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AO2:.D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AU2:.D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BA2:.D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BG2:.D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BM2:.D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BS2:.D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BY2:.D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CE2:.D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CK2:.D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CQ2:.D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CW2:.D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DC2:.D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DI2:.D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DO2:.D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DU2:.D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EA2:.D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EG2:.D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EM2:.D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ES2:.D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EY2:.D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FE2:.D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FK2:.D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FQ2:.D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FW2:.D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GC2:.D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GI2:.D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GO2:.D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GU2:.D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HA2:.D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HG2:.D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HM2:.D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HS2:.D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HY2:.D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IE2:.D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IK2:.D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IQ2:.D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IW2:.D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JC2:.D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JI2:.D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JO2:.D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JU2:.D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KA2:.D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KG2:.D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KM2:.D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KS2:.D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KY2:.D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LE2:.D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LK2:.D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LQ2:.D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LW2:.D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MC2:.D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MI2:.D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MO2:.D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MU2:.D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NA2:.D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NG2:.D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NM2:.D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NS2:.D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NY2:.D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OE2:.D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OK2:.D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OQ2:.D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OW2:.D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PC2:.D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PI2:.D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PO2:.D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PU2:.D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QA2:.D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QG2:.D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QM2:.D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QS2:.D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QY2:.D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RE2:.D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RK2:.D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RQ2:.D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RW2:.D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SC2:.D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SI2:.D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SO2:.D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SU2:.D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TA2:.D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TG2:.D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TM2:.D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TS2:.D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TY2:.D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UE2:.D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UK2:.D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UQ2:.D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UW2:.D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VC2:.D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VI2:.D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VO2:.D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VU2:.D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WA2:.D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WG2:.D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WM2:.D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WS2:.D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WY2:.D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XE2:.D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XK2:.D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XQ2:.D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XW2:.D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YC2:.D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YI2:.D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YO2:.D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YU2:.D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ZA2:.D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ZG2:.D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ZM2:.D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ZS2:.D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ZY2:.E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AE2:.E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AK2:.E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AQ2:.E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AW2:.E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BC2:.E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BI2:.E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BO2:.E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BU2:.E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CA2:.E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CG2:.E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CM2:.E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CS2:.E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CY2:.E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DE2:.E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DK2:.E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DQ2:.E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DW2:.E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EC2:.E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EI2:.E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EO2:.E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EU2:.E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FA2:.E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FG2:.E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FM2:.E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FS2:.E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FY2:.E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GE2:.E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GK2:.E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GQ2:.E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GW2:.E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HC2:.E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HI2:.E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HO2:.E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HU2:.E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IA2:.E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IG2:.E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IM2:.E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IS2:.E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IY2:.E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JE2:.E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JK2:.E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JQ2:.E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JW2:.E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KC2:.E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KI2:.E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KO2:.E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KU2:.E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LA2:.E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LG2:.E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LM2:.E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LS2:.E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LY2:.E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ME2:.E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MK2:.E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MQ2:.E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MW2:.E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NC2:.E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NI2:.E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NO2:.E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NU2:.E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OA2:.E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OG2:.E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OM2:.E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OS2:.E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OY2:.E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PE2:.E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PK2:.E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PQ2:.E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PW2:.E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QC2:.E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QI2:.E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QO2:.E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QU2:.E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RA2:.E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RG2:.E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RM2:.E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RS2:.E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RY2:.E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SE2:.E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SK2:.E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SQ2:.E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SW2:.E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TC2:.E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TI2:.E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TO2:.E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TU2:.E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UA2:.E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UG2:.E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UM2:.E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US2:.E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UY2:.E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VE2:.E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VK2:.E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VQ2:.E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VW2:.E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WC2:.E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WI2:.E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WO2:.E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WU2:.E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XA2:.E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XG2:.E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XM2:.E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XS2:.E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XY2:.E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YE2:.E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YK2:.E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YQ2:.E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YW2:.E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ZC2:.E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ZI2:.E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ZO2:.E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ZU2:.E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AA2:.F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AG2:.F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AM2:.F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AS2:.F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AY2:.F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BE2:.F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BK2:.F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BQ2:.F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BW2:.F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CC2:.F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CI2:.F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CO2:.F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CU2:.F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DA2:.F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DG2:.F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DM2:.F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DS2:.F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DY2:.F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EE2:.F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EK2:.F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EQ2:.F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EW2:.F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FC2:.F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FI2:.F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FO2:.F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FU2:.F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GA2:.F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GG2:.F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GM2:.F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GS2:.F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GY2:.F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HE2:.F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HK2:.F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HQ2:.F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HW2:.F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IC2:.F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II2:.F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IO2:.F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IU2:.F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JA2:.F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JG2:.F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JM2:.F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JS2:.F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JY2:.F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KE2:.F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KK2:.F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KQ2:.F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KW2:.F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LC2:.F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LI2:.F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LO2:.F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LU2:.F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MA2:.F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MG2:.F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MM2:.F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MS2:.F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MY2:.F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NE2:.F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NK2:.F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NQ2:.F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NW2:.F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OC2:.F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OI2:.F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OO2:.F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OU2:.F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PA2:.F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PG2:.F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PM2:.F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PS2:.F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PY2:.F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QE2:.F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QK2:.F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QQ2:.F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QW2:.F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RC2:.F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RI2:.F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RO2:.F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RU2:.F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SA2:.F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SG2:.F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SM2:.F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SS2:.F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SY2:.F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TE2:.F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TK2:.F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TQ2:.F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TW2:.F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UC2:.F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UI2:.F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UO2:.F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UU2:.F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VA2:.F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VG2:.F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VM2:.F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VS2:.F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VY2:.F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WE2:.F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WK2:.F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WQ2:.F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WW2:.F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XC2:.F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XI2:.F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XO2:.F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XU2:.F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YA2:.F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YG2:.F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YM2:.F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YS2:.F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YY2:.F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ZE2:.F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ZK2:.F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ZQ2:.F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ZW2:.F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AC2:.G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AI2:.G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AO2:.G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AU2:.G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BA2:.G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BG2:.G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BM2:.G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BS2:.G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BY2:.G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CE2:.G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CK2:.G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CQ2:.G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CW2:.G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DC2:.G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DI2:.G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DO2:.G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DU2:.G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EA2:.G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EG2:.G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EM2:.G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ES2:.G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EY2:.G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FE2:.G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FK2:.G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FQ2:.G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FW2:.G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GC2:.G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GI2:.G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GO2:.G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GU2:.G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HA2:.G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HG2:.G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HM2:.G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HS2:.G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HY2:.G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IE2:.G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IK2:.G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IQ2:.G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IW2:.G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JC2:.G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JI2:.G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JO2:.G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JU2:.G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KA2:.G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KG2:.G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KM2:.G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KS2:.G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KY2:.G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LE2:.G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LK2:.G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LQ2:.G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LW2:.G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MC2:.G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MI2:.G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MO2:.G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MU2:.G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NA2:.G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NG2:.G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NM2:.G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NS2:.G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NY2:.G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OE2:.G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OK2:.G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OQ2:.G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OW2:.G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PC2:.G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PI2:.G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PO2:.G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PU2:.G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QA2:.G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QG2:.G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QM2:.G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QS2:.G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QY2:.G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RE2:.G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RK2:.G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RQ2:.G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RW2:.G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SC2:.G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SI2:.G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SO2:.G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SU2:.G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TA2:.G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TG2:.G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TM2:.G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TS2:.G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TY2:.G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UE2:.G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UK2:.G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UQ2:.G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UW2:.G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VC2:.G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VI2:.G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VO2:.G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VU2:.G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WA2:.G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WG2:.G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WM2:.G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WS2:.G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WY2:.G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XE2:.G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XK2:.G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XQ2:.G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XW2:.G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YC2:.G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YI2:.G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YO2:.G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YU2:.G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ZA2:.G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ZG2:.G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ZM2:.G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ZS2:.G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ZY2:.H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AE2:.H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AK2:.H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AQ2:.H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AW2:.H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BC2:.H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BI2:.H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BO2:.H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BU2:.H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CA2:.H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CG2:.H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CM2:.H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CS2:.H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CY2:.H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DE2:.H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DK2:.H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DQ2:.H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DW2:.H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EC2:.H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EI2:.H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EO2:.H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EU2:.H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FA2:.H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FG2:.H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FM2:.H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FS2:.H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FY2:.H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GE2:.H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GK2:.H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GQ2:.H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GW2:.H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HC2:.H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HI2:.H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HO2:.H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HU2:.H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IA2:.H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IG2:.H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IM2:.H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IS2:.H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IY2:.H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JE2:.H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JK2:.H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JQ2:.H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JW2:.H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KC2:.H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KI2:.H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KO2:.H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KU2:.H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LA2:.H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LG2:.H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LM2:.H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LS2:.H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LY2:.H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ME2:.H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MK2:.H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MQ2:.H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MW2:.H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NC2:.H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NI2:.H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NO2:.H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NU2:.H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OA2:.H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OG2:.H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OM2:.H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OS2:.H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OY2:.H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PE2:.H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PK2:.H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PQ2:.H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PW2:.H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QC2:.H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QI2:.H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QO2:.H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QU2:.H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RA2:.H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RG2:.H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RM2:.H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RS2:.H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RY2:.H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SE2:.H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SK2:.H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SQ2:.H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SW2:.H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TC2:.H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TI2:.H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TO2:.H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TU2:.H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UA2:.H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UG2:.H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UM2:.H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US2:.H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UY2:.H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VE2:.H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VK2:.H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VQ2:.H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VW2:.H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WC2:.H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WI2:.H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WO2:.H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WU2:.H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XA2:.H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XG2:.H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XM2:.H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XS2:.H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XY2:.H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YE2:.H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YK2:.H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YQ2:.H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YW2:.H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ZC2:.H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ZI2:.H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ZO2:.H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ZU2:.H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AA2:.I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AG2:.I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AM2:.I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AS2:.I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AY2:.I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BE2:.I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BK2:.I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BQ2:.I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BW2:.I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CC2:.I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CI2:.I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CO2:.I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CU2:.I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DA2:.I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DG2:.I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DM2:.I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DS2:.I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DY2:.I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EE2:.I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EK2:.I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EQ2:.I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EW2:.I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FC2:.I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FI2:.I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FO2:.I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FU2:.I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GA2:.I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GG2:.I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GM2:.I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GS2:.I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GY2:.I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HE2:.I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HK2:.I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HQ2:.I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HW2:.I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IC2:.I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II2:.I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IO2:.I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IU2:.I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JA2:.I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JG2:.I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JM2:.I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JS2:.I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JY2:.I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KE2:.I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KK2:.I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KQ2:.I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KW2:.I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LC2:.I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LI2:.I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LO2:.I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LU2:.I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MA2:.I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MG2:.I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MM2:.I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MS2:.I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MY2:.I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NE2:.I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NK2:.I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NQ2:.I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NW2:.I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OC2:.I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OI2:.I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OO2:.I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OU2:.I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PA2:.I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PG2:.I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PM2:.I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PS2:.I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PY2:.I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QE2:.I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QK2:.I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QQ2:.I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QW2:.I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RC2:.I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RI2:.I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RO2:.I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RU2:.I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SA2:.I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SG2:.I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SM2:.I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SS2:.I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SY2:.I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TE2:.I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TK2:.I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TQ2:.I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TW2:.I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UC2:.I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UI2:.I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UO2:.I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UU2:.I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VA2:.I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VG2:.I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VM2:.I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VS2:.I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VY2:.I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WE2:.I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WK2:.I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WQ2:.I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WW2:.I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XC2:.I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XI2:.I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XO2:.I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XU2:.I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YA2:.I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YG2:.I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YM2:.I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YS2:.I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YY2:.I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ZE2:.I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ZK2:.I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ZQ2:.I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IZW2:.I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AC2:.J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AI2:.J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AO2:.J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AU2:.J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BA2:.J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BG2:.J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BM2:.J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BS2:.J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BY2:.J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CE2:.J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CK2:.J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CQ2:.J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CW2:.J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DC2:.J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DI2:.J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DO2:.J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DU2:.J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EA2:.J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EG2:.J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EM2:.J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ES2:.J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EY2:.J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FE2:.J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FK2:.J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FQ2:.J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FW2:.J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GC2:.J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GI2:.J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GO2:.J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GU2:.J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HA2:.J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HG2:.J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HM2:.J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HS2:.J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HY2:.J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IE2:.J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IK2:.J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IQ2:.J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IW2:.J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JC2:.J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JI2:.J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JO2:.J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JU2:.J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KA2:.J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KG2:.J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KM2:.J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KS2:.J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KY2:.J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LE2:.J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LK2:.J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LQ2:.J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LW2:.J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MC2:.J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MI2:.J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MO2:.J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MU2:.J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NA2:.J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NG2:.J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NM2:.J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NS2:.J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NY2:.J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OE2:.J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OK2:.J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OQ2:.J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OW2:.J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PC2:.J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PI2:.J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PO2:.J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PU2:.J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QA2:.J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QG2:.J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QM2:.J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QS2:.J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QY2:.J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RE2:.J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RK2:.J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RQ2:.J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RW2:.J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SC2:.J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SI2:.J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SO2:.J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SU2:.J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TA2:.J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TG2:.J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TM2:.J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TS2:.J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TY2:.J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UE2:.J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UK2:.J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UQ2:.J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UW2:.J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VC2:.J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VI2:.J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VO2:.J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VU2:.J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WA2:.J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WG2:.J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WM2:.J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WS2:.J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WY2:.J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XE2:.J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XK2:.J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XQ2:.J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XW2:.J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YC2:.J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YI2:.J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YO2:.J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YU2:.J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ZA2:.J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ZG2:.J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ZM2:.J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ZS2:.J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JZY2:.K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AE2:.K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AK2:.K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AQ2:.K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AW2:.K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BC2:.K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BI2:.K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BO2:.K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BU2:.K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CA2:.K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CG2:.K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CM2:.K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CS2:.K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CY2:.K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DE2:.K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DK2:.K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DQ2:.K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DW2:.K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EC2:.K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EI2:.K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EO2:.K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EU2:.K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FA2:.K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FG2:.K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FM2:.K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FS2:.K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FY2:.K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GE2:.K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GK2:.K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GQ2:.K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GW2:.K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HC2:.K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HI2:.K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HO2:.K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HU2:.K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IA2:.K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IG2:.K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IM2:.K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IS2:.K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IY2:.K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JE2:.K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JK2:.K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JQ2:.K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JW2:.K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KC2:.K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KI2:.K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KO2:.K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KU2:.K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LA2:.K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LG2:.K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LM2:.K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LS2:.K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LY2:.K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ME2:.K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MK2:.K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MQ2:.K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MW2:.K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NC2:.K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NI2:.K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NO2:.K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NU2:.K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OA2:.K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OG2:.K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OM2:.K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OS2:.K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OY2:.K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PE2:.K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PK2:.K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PQ2:.K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PW2:.K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QC2:.K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QI2:.K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QO2:.K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QU2:.K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RA2:.K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RG2:.K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RM2:.K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RS2:.K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RY2:.K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SE2:.K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SK2:.K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SQ2:.K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SW2:.K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TC2:.K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TI2:.K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TO2:.K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TU2:.K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UA2:.K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UG2:.K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UM2:.K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US2:.K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UY2:.K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VE2:.K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VK2:.K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VQ2:.K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VW2:.K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WC2:.K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WI2:.K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WO2:.K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WU2:.K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XA2:.K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XG2:.K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XM2:.K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XS2:.K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XY2:.K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YE2:.K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YK2:.K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YQ2:.K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YW2:.K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ZC2:.K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ZI2:.K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ZO2:.K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ZU2:.K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AA2:.L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AG2:.L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AM2:.L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AS2:.L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AY2:.L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BE2:.L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BK2:.L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BQ2:.L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BW2:.L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CC2:.L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CI2:.L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CO2:.L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CU2:.L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DA2:.L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DG2:.L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DM2:.L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DS2:.L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DY2:.L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EE2:.L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EK2:.L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EQ2:.L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EW2:.L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FC2:.L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FI2:.L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FO2:.L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FU2:.L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GA2:.L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GG2:.L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GM2:.L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GS2:.L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GY2:.L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HE2:.L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HK2:.L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HQ2:.L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HW2:.L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IC2:.L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II2:.L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IO2:.L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IU2:.L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JA2:.L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JG2:.L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JM2:.L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JS2:.L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JY2:.L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KE2:.L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KK2:.L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KQ2:.L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KW2:.L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LC2:.L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LI2:.L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LO2:.L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LU2:.L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MA2:.L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MG2:.L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MM2:.L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MS2:.L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MY2:.L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NE2:.L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NK2:.L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NQ2:.L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NW2:.L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OC2:.L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OI2:.L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OO2:.L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OU2:.L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PA2:.L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PG2:.L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PM2:.L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PS2:.L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PY2:.L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QE2:.L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QK2:.L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QQ2:.L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QW2:.L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RC2:.L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RI2:.L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RO2:.L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RU2:.L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SA2:.L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SG2:.L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SM2:.L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SS2:.L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SY2:.L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TE2:.L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TK2:.L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TQ2:.L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TW2:.L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UC2:.L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UI2:.L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UO2:.L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UU2:.L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VA2:.L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VG2:.L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VM2:.L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VS2:.L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VY2:.L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WE2:.L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WK2:.L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WQ2:.L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WW2:.L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XC2:.L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XI2:.L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XO2:.L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XU2:.L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YA2:.L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YG2:.L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YM2:.L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YS2:.L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YY2:.L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ZE2:.L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ZK2:.L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ZQ2:.L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LZW2:.L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AC2:.M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AI2:.M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AO2:.M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AU2:.M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BA2:.M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BG2:.M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BM2:.M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BS2:.M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BY2:.M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CE2:.M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CK2:.M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CQ2:.M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CW2:.M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DC2:.M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DI2:.M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DO2:.M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DU2:.M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EA2:.M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EG2:.M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EM2:.M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ES2:.M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EY2:.M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FE2:.M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FK2:.M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FQ2:.M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FW2:.M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GC2:.M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GI2:.M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GO2:.M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GU2:.M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HA2:.M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HG2:.M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HM2:.M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HS2:.M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HY2:.M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IE2:.M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IK2:.M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IQ2:.M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IW2:.M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JC2:.M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JI2:.M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JO2:.M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JU2:.M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KA2:.M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KG2:.M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KM2:.M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KS2:.M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KY2:.M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LE2:.M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LK2:.M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LQ2:.M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LW2:.M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MC2:.M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MI2:.M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MO2:.M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MU2:.M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NA2:.M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NG2:.M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NM2:.M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NS2:.M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NY2:.M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OE2:.M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OK2:.M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OQ2:.M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OW2:.M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PC2:.M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PI2:.M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PO2:.M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PU2:.M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QA2:.M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QG2:.M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QM2:.M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QS2:.M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QY2:.M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RE2:.M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RK2:.M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RQ2:.M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RW2:.M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SC2:.M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SI2:.M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SO2:.M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SU2:.M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TA2:.M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TG2:.M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TM2:.M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TS2:.M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TY2:.M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UE2:.M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UK2:.M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UQ2:.M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UW2:.M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VC2:.M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VI2:.M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VO2:.M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VU2:.M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WA2:.M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WG2:.M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WM2:.M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WS2:.M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WY2:.M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XE2:.M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XK2:.M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XQ2:.M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XW2:.M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YC2:.M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YI2:.M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YO2:.M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YU2:.M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ZA2:.M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ZG2:.M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ZM2:.M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ZS2:.M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MZY2:.N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AE2:.N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AK2:.N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AQ2:.N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AW2:.N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BC2:.N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BI2:.N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BO2:.N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BU2:.N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CA2:.N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CG2:.N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CM2:.N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CS2:.N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CY2:.N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DE2:.N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DK2:.N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DQ2:.N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DW2:.N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EC2:.N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EI2:.N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EO2:.N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EU2:.N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FA2:.N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FG2:.N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FM2:.N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FS2:.N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FY2:.N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GE2:.N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GK2:.N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GQ2:.N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GW2:.N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HC2:.N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HI2:.N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HO2:.N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HU2:.N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IA2:.N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IG2:.N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IM2:.N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IS2:.N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IY2:.N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JE2:.N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JK2:.N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JQ2:.N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JW2:.N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KC2:.N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KI2:.N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KO2:.N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KU2:.N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LA2:.N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LG2:.N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LM2:.N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LS2:.N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LY2:.N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ME2:.N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MK2:.N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MQ2:.N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MW2:.N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NC2:.N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NI2:.N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NO2:.N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NU2:.N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OA2:.N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OG2:.N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OM2:.N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OS2:.N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OY2:.N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PE2:.N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PK2:.N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PQ2:.N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PW2:.N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QC2:.N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QI2:.N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QO2:.N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QU2:.N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RA2:.N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RG2:.N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RM2:.N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RS2:.N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RY2:.N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SE2:.N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SK2:.N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SQ2:.N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SW2:.N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TC2:.N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TI2:.N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TO2:.N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TU2:.N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UA2:.N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UG2:.N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UM2:.N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US2:.N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UY2:.N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VE2:.N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VK2:.N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VQ2:.N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VW2:.N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WC2:.N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WI2:.N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WO2:.N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WU2:.N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XA2:.N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XG2:.N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XM2:.N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XS2:.N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XY2:.N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YE2:.N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YK2:.N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YQ2:.N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YW2:.N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ZC2:.N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ZI2:.N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ZO2:.N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NZU2:.N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AA2:.O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AG2:.O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AM2:.O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AS2:.O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AY2:.O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BE2:.O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BK2:.O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BQ2:.O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BW2:.O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CC2:.O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CI2:.O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CO2:.O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CU2:.O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DA2:.O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DG2:.O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DM2:.O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DS2:.O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DY2:.O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EE2:.O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EK2:.O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EQ2:.O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EW2:.O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FC2:.O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FI2:.O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FO2:.O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FU2:.O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GA2:.O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GG2:.O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GM2:.O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GS2:.O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GY2:.O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HE2:.O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HK2:.O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HQ2:.O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HW2:.O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IC2:.O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II2:.O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IO2:.O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IU2:.O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JA2:.O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JG2:.O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JM2:.O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JS2:.O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JY2:.O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KE2:.O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KK2:.O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KQ2:.O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KW2:.O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LC2:.O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LI2:.O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LO2:.O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LU2:.O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MA2:.O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MG2:.O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MM2:.O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MS2:.O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MY2:.O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NE2:.O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NK2:.O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NQ2:.O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NW2:.O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OC2:.O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OI2:.O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OO2:.O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OU2:.O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PA2:.O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PG2:.O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PM2:.O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PS2:.O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PY2:.O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QE2:.O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QK2:.O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QQ2:.O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QW2:.O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RC2:.O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RI2:.O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RO2:.O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RU2:.O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SA2:.O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SG2:.O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SM2:.O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SS2:.O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SY2:.O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TE2:.O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TK2:.O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TQ2:.O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TW2:.O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UC2:.O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UI2:.O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UO2:.O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UU2:.O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VA2:.O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VG2:.O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VM2:.O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VS2:.O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VY2:.O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WE2:.O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WK2:.O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WQ2:.O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WW2:.O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XC2:.O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XI2:.O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XO2:.O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XU2:.O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YA2:.O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YG2:.O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YM2:.O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YS2:.O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YY2:.O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ZE2:.O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ZK2:.O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ZQ2:.O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OZW2:.O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AC2:.P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AI2:.P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AO2:.P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AU2:.P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BA2:.P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BG2:.P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BM2:.P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BS2:.P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BY2:.P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CE2:.P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CK2:.P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CQ2:.P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CW2:.P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DC2:.P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DI2:.P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DO2:.P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DU2:.P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EA2:.P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EG2:.P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EM2:.P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ES2:.P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EY2:.P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FE2:.P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FK2:.P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FQ2:.P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FW2:.P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GC2:.P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GI2:.P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GO2:.P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GU2:.P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HA2:.P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HG2:.P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HM2:.P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HS2:.P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HY2:.P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IE2:.P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IK2:.P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IQ2:.P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IW2:.P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JC2:.P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JI2:.P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JO2:.P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JU2:.P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KA2:.P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KG2:.P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KM2:.P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KS2:.P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KY2:.P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LE2:.P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LK2:.P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LQ2:.P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LW2:.P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MC2:.P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MI2:.P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MO2:.P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MU2:.P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NA2:.P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NG2:.P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NM2:.P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NS2:.P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NY2:.P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OE2:.P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OK2:.P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OQ2:.P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OW2:.P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PC2:.P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PI2:.P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PO2:.P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PU2:.P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QA2:.P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QG2:.P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QM2:.P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QS2:.P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QY2:.P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RE2:.P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RK2:.P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RQ2:.P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RW2:.P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SC2:.P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SI2:.P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SO2:.P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SU2:.P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TA2:.P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TG2:.P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TM2:.P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TS2:.P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TY2:.P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UE2:.P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UK2:.P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UQ2:.P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UW2:.P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VC2:.P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VI2:.P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VO2:.P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VU2:.P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WA2:.P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WG2:.P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WM2:.P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WS2:.P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WY2:.P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XE2:.P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XK2:.P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XQ2:.P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XW2:.P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YC2:.P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YI2:.P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YO2:.P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YU2:.P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ZA2:.P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ZG2:.P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ZM2:.P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ZS2:.P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PZY2:.Q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AE2:.Q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AK2:.Q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AQ2:.Q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AW2:.Q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BC2:.Q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BI2:.Q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BO2:.Q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BU2:.Q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CA2:.Q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CG2:.Q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CM2:.Q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CS2:.Q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CY2:.Q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DE2:.Q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DK2:.Q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DQ2:.Q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DW2:.Q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EC2:.Q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EI2:.Q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EO2:.Q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EU2:.Q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FA2:.Q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FG2:.Q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FM2:.Q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FS2:.Q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FY2:.Q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GE2:.Q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GK2:.Q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GQ2:.Q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GW2:.Q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HC2:.Q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HI2:.Q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HO2:.Q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HU2:.Q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IA2:.Q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IG2:.Q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IM2:.Q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IS2:.Q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IY2:.Q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JE2:.Q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JK2:.Q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JQ2:.Q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JW2:.Q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KC2:.Q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KI2:.Q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KO2:.Q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KU2:.Q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LA2:.Q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LG2:.Q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LM2:.Q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LS2:.Q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LY2:.Q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ME2:.Q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MK2:.Q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MQ2:.Q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MW2:.Q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NC2:.Q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NI2:.Q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NO2:.Q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NU2:.Q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OA2:.Q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OG2:.Q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OM2:.Q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OS2:.Q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OY2:.Q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PE2:.Q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PK2:.Q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PQ2:.Q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PW2:.Q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QC2:.Q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QI2:.Q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QO2:.Q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QU2:.Q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RA2:.Q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RG2:.Q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RM2:.Q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RS2:.Q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RY2:.Q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SE2:.Q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SK2:.Q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SQ2:.Q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SW2:.Q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TC2:.Q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TI2:.Q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TO2:.Q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TU2:.Q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UA2:.Q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UG2:.Q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UM2:.Q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US2:.Q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UY2:.Q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VE2:.Q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VK2:.Q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VQ2:.Q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VW2:.Q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WC2:.Q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WI2:.Q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WO2:.Q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WU2:.Q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XA2:.Q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XG2:.Q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XM2:.Q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XS2:.Q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XY2:.Q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YE2:.Q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YK2:.Q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YQ2:.Q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YW2:.Q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ZC2:.Q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ZI2:.Q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ZO2:.Q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ZU2:.Q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AA2:.R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AG2:.R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AM2:.R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AS2:.R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AY2:.R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BE2:.R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BK2:.R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BQ2:.R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BW2:.R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CC2:.R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CI2:.R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CO2:.R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CU2:.R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DA2:.R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DG2:.R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DM2:.R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DS2:.R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DY2:.R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EE2:.R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EK2:.R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EQ2:.R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EW2:.R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FC2:.R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FI2:.R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FO2:.R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FU2:.R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GA2:.R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GG2:.R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GM2:.R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GS2:.R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GY2:.R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HE2:.R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HK2:.R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HQ2:.R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HW2:.R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IC2:.R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II2:.R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IO2:.R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IU2:.R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JA2:.R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JG2:.R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JM2:.R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JS2:.R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JY2:.R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KE2:.R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KK2:.R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KQ2:.R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KW2:.R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LC2:.R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LI2:.R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LO2:.R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LU2:.R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MA2:.R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MG2:.R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MM2:.R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MS2:.R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MY2:.R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NE2:.R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NK2:.R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NQ2:.R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NW2:.R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OC2:.R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OI2:.R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OO2:.R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OU2:.R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PA2:.R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PG2:.R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PM2:.R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PS2:.R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PY2:.R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QE2:.R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QK2:.R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QQ2:.R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QW2:.R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RC2:.R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RI2:.R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RO2:.R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RU2:.R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SA2:.R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SG2:.R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SM2:.R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SS2:.R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SY2:.R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TE2:.R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TK2:.R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TQ2:.R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TW2:.R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UC2:.R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UI2:.R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UO2:.R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UU2:.R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VA2:.R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VG2:.R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VM2:.R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VS2:.R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VY2:.R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WE2:.R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WK2:.R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WQ2:.R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WW2:.R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XC2:.R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XI2:.R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XO2:.R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XU2:.R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YA2:.R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YG2:.R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YM2:.R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YS2:.R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YY2:.R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ZE2:.R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ZK2:.R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ZQ2:.R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RZW2:.R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AC2:.S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AI2:.S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AO2:.S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AU2:.S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BA2:.S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BG2:.S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BM2:.S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BS2:.S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BY2:.S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CE2:.S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CK2:.S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CQ2:.S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CW2:.S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DC2:.S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DI2:.S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DO2:.S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DU2:.S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EA2:.S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EG2:.S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EM2:.S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ES2:.S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EY2:.S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FE2:.S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FK2:.S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FQ2:.S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FW2:.S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GC2:.S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GI2:.S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GO2:.S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GU2:.S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HA2:.S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HG2:.S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HM2:.S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HS2:.S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HY2:.S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IE2:.S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IK2:.S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IQ2:.S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IW2:.S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JC2:.S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JI2:.S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JO2:.S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JU2:.S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KA2:.S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KG2:.S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KM2:.S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KS2:.S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KY2:.S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LE2:.S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LK2:.S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LQ2:.S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LW2:.S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MC2:.S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MI2:.S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MO2:.S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MU2:.S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NA2:.S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NG2:.S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NM2:.S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NS2:.S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NY2:.S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OE2:.S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OK2:.S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OQ2:.S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OW2:.S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PC2:.S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PI2:.S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PO2:.S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PU2:.S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QA2:.S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QG2:.S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QM2:.S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QS2:.S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QY2:.S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RE2:.S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RK2:.S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RQ2:.S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RW2:.S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SC2:.S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SI2:.S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SO2:.S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SU2:.S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TA2:.S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TG2:.S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TM2:.S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TS2:.S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TY2:.S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UE2:.S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UK2:.S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UQ2:.S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UW2:.S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VC2:.S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VI2:.S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VO2:.S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VU2:.S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WA2:.S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WG2:.S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WM2:.S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WS2:.S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WY2:.S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XE2:.S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XK2:.S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XQ2:.S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XW2:.S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YC2:.S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YI2:.S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YO2:.S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YU2:.S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ZA2:.S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ZG2:.S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ZM2:.S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ZS2:.S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SZY2:.T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AE2:.T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AK2:.T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AQ2:.T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AW2:.T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BC2:.T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BI2:.T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BO2:.T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BU2:.T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CA2:.T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CG2:.T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CM2:.T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CS2:.T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CY2:.T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DE2:.T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DK2:.T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DQ2:.T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DW2:.T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EC2:.T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EI2:.T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EO2:.T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EU2:.T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FA2:.T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FG2:.T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FM2:.T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FS2:.T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FY2:.T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GE2:.T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GK2:.T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GQ2:.T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GW2:.T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HC2:.T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HI2:.T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HO2:.T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HU2:.T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IA2:.T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IG2:.T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IM2:.T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IS2:.T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IY2:.T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JE2:.T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JK2:.T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JQ2:.T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JW2:.T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KC2:.T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KI2:.T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KO2:.T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KU2:.T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LA2:.T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LG2:.T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LM2:.T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LS2:.T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LY2:.T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ME2:.T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MK2:.T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MQ2:.T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MW2:.T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NC2:.T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NI2:.T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NO2:.T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NU2:.T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OA2:.T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OG2:.T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OM2:.T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OS2:.T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OY2:.T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PE2:.T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PK2:.T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PQ2:.T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PW2:.T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QC2:.T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QI2:.T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QO2:.T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QU2:.T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RA2:.T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RG2:.T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RM2:.T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RS2:.T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RY2:.T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SE2:.T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SK2:.T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SQ2:.T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SW2:.T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TC2:.T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TI2:.T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TO2:.T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TU2:.T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UA2:.T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UG2:.T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UM2:.T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US2:.T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UY2:.T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VE2:.T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VK2:.T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VQ2:.T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VW2:.T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WC2:.T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WI2:.T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WO2:.T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WU2:.T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XA2:.T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XG2:.T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XM2:.T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XS2:.T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XY2:.T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YE2:.T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YK2:.T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YQ2:.T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YW2:.T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ZC2:.T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ZI2:.T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ZO2:.T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TZU2:.T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AA2:.U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AG2:.U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AM2:.U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AS2:.U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AY2:.U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BE2:.U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BK2:.U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BQ2:.U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BW2:.U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CC2:.U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CI2:.U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CO2:.U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CU2:.U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DA2:.U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DG2:.U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DM2:.U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DS2:.U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DY2:.U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EE2:.U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EK2:.U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EQ2:.U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EW2:.U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FC2:.UF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FI2:.UF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FO2:.UF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FU2:.UF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GA2:.UG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GG2:.UG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GM2:.UG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GS2:.UG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GY2:.UH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HE2:.UH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HK2:.UH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HQ2:.UH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HW2:.UH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IC2:.UI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II2:.UI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IO2:.UI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IU2:.UI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JA2:.UJ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JG2:.UJ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JM2:.UJ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JS2:.UJ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JY2:.UK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KE2:.UK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KK2:.UK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KQ2:.UK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KW2:.UK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LC2:.UL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LI2:.UL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LO2:.UL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LU2:.UL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MA2:.UM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MG2:.UM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MM2:.UM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MS2:.UM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MY2:.UN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NE2:.UN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NK2:.UN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NQ2:.UN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NW2:.UN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OC2:.UO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OI2:.UO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OO2:.UO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OU2:.UO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PA2:.UP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PG2:.UP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PM2:.UP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PS2:.UP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PY2:.UQ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QE2:.UQ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QK2:.UQ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QQ2:.UQ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QW2:.UQ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RC2:.UR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RI2:.UR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RO2:.UR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RU2:.UR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SA2:.US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SG2:.US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SM2:.US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SS2:.US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SY2:.UT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TE2:.UT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TK2:.UT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TQ2:.UT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TW2:.UT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UC2:.UU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UI2:.UU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UO2:.UU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UU2:.UU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VA2:.UV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VG2:.UV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VM2:.UV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VS2:.UV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VY2:.UW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WE2:.UW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WK2:.UW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WQ2:.UW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WW2:.UW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XC2:.UX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XI2:.UX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XO2:.UX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XU2:.UX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YA2:.UY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YG2:.UY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YM2:.UY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YS2:.UY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YY2:.UZ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ZE2:.UZ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ZK2:.UZ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ZQ2:.UZ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UZW2:.UZ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AC2:.V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AI2:.VA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AO2:.VA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AU2:.VA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BA2:.VB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BG2:.VB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BM2:.VB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BS2:.VB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BY2:.VC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CE2:.VC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CK2:.VC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CQ2:.VC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CW2:.VC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DC2:.VD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DI2:.VD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DO2:.VD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DU2:.VD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EA2:.VE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EG2:.VE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EM2:.VE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ES2:.VE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EY2:.VF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FE2:.VF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FK2:.VF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FQ2:.VF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FW2:.VF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GC2:.VG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GI2:.VG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GO2:.VG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GU2:.VG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HA2:.VH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HG2:.VH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HM2:.VH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HS2:.VH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HY2:.VI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IE2:.VI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IK2:.VI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IQ2:.VI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IW2:.VI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JC2:.VJ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JI2:.VJ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JO2:.VJ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JU2:.VJ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KA2:.VK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KG2:.VK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KM2:.VK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KS2:.VK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KY2:.VL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LE2:.VL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LK2:.VL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LQ2:.VL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LW2:.VL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MC2:.VM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MI2:.VM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MO2:.VM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MU2:.VM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NA2:.VN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NG2:.VN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NM2:.VN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NS2:.VN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NY2:.VO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OE2:.VO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OK2:.VO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OQ2:.VO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OW2:.VO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PC2:.VP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PI2:.VP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PO2:.VP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PU2:.VP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QA2:.VQ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QG2:.VQ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QM2:.VQ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QS2:.VQ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QY2:.VR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RE2:.VR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RK2:.VR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RQ2:.VR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RW2:.VR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SC2:.VS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SI2:.VS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SO2:.VS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SU2:.VS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TA2:.VT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TG2:.VT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TM2:.VT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TS2:.VT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TY2:.VU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UE2:.VU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UK2:.VU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UQ2:.VU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UW2:.VU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VC2:.VV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VI2:.VV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VO2:.VV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VU2:.VV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WA2:.VW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WG2:.VW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WM2:.VW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WS2:.VW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WY2:.VX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XE2:.VX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XK2:.VX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XQ2:.VX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XW2:.VX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YC2:.VY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YI2:.VY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YO2:.VY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YU2:.VY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ZA2:.VZ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ZG2:.VZ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ZM2:.VZ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ZS2:.VZ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VZY2:.WA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AE2:.WA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AK2:.WA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AQ2:.WA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AW2:.WA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BC2:.WB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BI2:.WB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BO2:.WB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BU2:.WB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CA2:.WC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CG2:.WC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CM2:.WC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CS2:.WC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CY2:.WD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DE2:.WD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DK2:.WD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DQ2:.WD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DW2:.WD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EC2:.WE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EI2:.WE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EO2:.WE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EU2:.WE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FA2:.WF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FG2:.WF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FM2:.WF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FS2:.WF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FY2:.WG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GE2:.WG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GK2:.WG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GQ2:.WG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GW2:.WG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HC2:.WH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HI2:.WH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HO2:.WH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HU2:.WH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IA2:.WI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IG2:.WI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IM2:.WI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IS2:.WI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IY2:.WJ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JE2:.WJ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JK2:.WJ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JQ2:.WJ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JW2:.WJ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KC2:.WK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KI2:.WK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KO2:.WK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KU2:.WK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LA2:.WL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LG2:.WL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LM2:.WL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LS2:.WL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LY2:.WM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ME2:.WM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MK2:.WM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MQ2:.WM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MW2:.WM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NC2:.WN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NI2:.WN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NO2:.WN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NU2:.WN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OA2:.WO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OG2:.WO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OM2:.WO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OS2:.WO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OY2:.WP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PE2:.WP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PK2:.WP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PQ2:.WP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PW2:.WP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QC2:.WQ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QI2:.WQ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QO2:.WQ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QU2:.WQ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RA2:.WR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RG2:.WR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RM2:.WR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RS2:.WR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RY2:.WS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SE2:.WS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SK2:.WS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SQ2:.WS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SW2:.WS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TC2:.WT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TI2:.WT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TO2:.WT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TU2:.WT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UA2:.WU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UG2:.WU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UM2:.WU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US2:.WU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UY2:.WV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VE2:.WV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VK2:.WV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VQ2:.WV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VW2:.WV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WC2:.WW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WI2:.WW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WO2:.WW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WU2:.WW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XA2:.WX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XG2:.WX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XM2:.WX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XS2:.WX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XY2:.WY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YE2:.WY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YK2:.WY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YQ2:.WY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YW2:.WY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ZC2:.WZ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ZI2:.WZ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ZO2:.WZ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WZU2:.WZ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AA2:.XA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AG2:.XA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AM2:.XA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AS2:.XA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AY2:.XB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BE2:.XB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BK2:.XB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BQ2:.XB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BW2:.XB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CC2:.XC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CI2:.XCK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CO2:.XCQ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CU2:.XCW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DA2:.XDC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DG2:.XDI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DM2:.XDO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DS2:.XDU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DY2:.XEA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EE2:.XEG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EK2:.XEM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EQ2:.XES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XEW2:.XEY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 hay cirugía estética que arregle tu cara.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3:.E3])" office:value-type="float" office:value="1" calcext:value-type="float">
            <text:p>1</text:p>
          </table:table-cell>
          <table:table-cell table:formula="of:=[.F3]-[.B3]" office:value-type="float" office:value="-1" calcext:value-type="float">
            <text:p>-1</text:p>
          </table:table-cell>
          <table:table-cell table:number-columns-repeated="4"/>
          <table:table-cell table:formula="of:=SUM([.I3:.K3]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3:.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3:.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A3:.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G3:.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M3:.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S3:.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Y3:.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E3:.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K3:.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Q3:.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W3:.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C3:.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I3:.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O3:.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U3:.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A3:.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G3:.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M3:.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S3:.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Y3:.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E3:.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K3:.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Q3:.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W3:.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C3:.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I3:.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O3:.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U3:.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A3:.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G3:.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M3:.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S3:.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Y3:.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E3:.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K3:.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Q3:.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W3:.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C3:.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I3:.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O3:.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U3:.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A3:.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G3:.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M3:.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S3:.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Y3:.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E3:.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K3:.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Q3:.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W3:.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C3:.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I3:.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O3:.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U3:.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A3:.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G3:.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M3:.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S3:.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Y3:.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E3:.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K3:.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Q3:.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W3:.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C3:.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I3:.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O3:.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U3:.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A3:.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G3:.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M3:.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S3:.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Y3:.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E3:.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K3:.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Q3:.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W3:.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C3:.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I3:.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O3:.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U3:.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A3:.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G3:.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M3:.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S3:.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Y3:.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E3:.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K3:.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Q3:.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W3:.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C3:.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I3:.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O3:.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U3:.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A3:.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G3:.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M3:.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S3:.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Y3:.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E3:.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K3:.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Q3:.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W3:.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C3:.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I3:.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O3:.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U3:.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YA3:.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YG3:.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YM3:.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YS3:.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YY3:.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ZE3:.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ZK3:.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ZQ3:.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ZW3:.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AC3:.A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AI3:.A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AO3:.A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AU3:.A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BA3:.A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BG3:.A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BM3:.A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BS3:.A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BY3:.A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CE3:.A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CK3:.A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CQ3:.A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CW3:.A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DC3:.A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DI3:.A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DO3:.A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DU3:.A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EA3:.A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EG3:.A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EM3:.A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ES3:.A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EY3:.A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FE3:.A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FK3:.A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FQ3:.A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FW3:.A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GC3:.A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GI3:.A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GO3:.A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GU3:.A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HA3:.A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HG3:.A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HM3:.A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HS3:.A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HY3:.A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IE3:.A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IK3:.A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IQ3:.A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IW3:.A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JC3:.A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JI3:.A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JO3:.A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JU3:.A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KA3:.A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KG3:.A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KM3:.A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KS3:.A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KY3:.A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LE3:.A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LK3:.A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LQ3:.A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LW3:.A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MC3:.A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MI3:.A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MO3:.A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MU3:.A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NA3:.A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NG3:.A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NM3:.A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NS3:.A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NY3:.A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OE3:.A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OK3:.A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OQ3:.A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OW3:.A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PC3:.A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PI3:.A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PO3:.A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PU3:.A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QA3:.A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QG3:.A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QM3:.A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QS3:.A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QY3:.A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RE3:.A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RK3:.A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RQ3:.A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RW3:.A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SC3:.A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SI3:.A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SO3:.A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SU3:.A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TA3:.A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TG3:.A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TM3:.A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TS3:.A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TY3:.A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UE3:.A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UK3:.A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UQ3:.A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UW3:.A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VC3:.A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VI3:.A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VO3:.A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VU3:.A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WA3:.A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WG3:.A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WM3:.A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WS3:.A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WY3:.A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XE3:.A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XK3:.A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XQ3:.A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XW3:.A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YC3:.A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YI3:.A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YO3:.A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YU3:.A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ZA3:.A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ZG3:.A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ZM3:.A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ZS3:.A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ZY3:.B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AE3:.B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AK3:.B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AQ3:.B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AW3:.B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BC3:.B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BI3:.B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BO3:.B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BU3:.B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CA3:.B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CG3:.B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CM3:.B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CS3:.B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CY3:.B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DE3:.B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DK3:.B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DQ3:.B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DW3:.B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EC3:.B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EI3:.B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EO3:.B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EU3:.B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FA3:.B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FG3:.B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FM3:.B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FS3:.B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FY3:.B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GE3:.B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GK3:.B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GQ3:.B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GW3:.B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HC3:.B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HI3:.B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HO3:.B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HU3:.B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IA3:.B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IG3:.B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IM3:.B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IS3:.B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IY3:.B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JE3:.B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JK3:.B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JQ3:.B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JW3:.B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KC3:.B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KI3:.B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KO3:.B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KU3:.B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LA3:.B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LG3:.B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LM3:.B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LS3:.B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LY3:.B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ME3:.B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MK3:.B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MQ3:.B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MW3:.B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NC3:.B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NI3:.B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NO3:.B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NU3:.B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OA3:.B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OG3:.B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OM3:.B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OS3:.B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OY3:.B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PE3:.B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PK3:.B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PQ3:.B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PW3:.B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QC3:.B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QI3:.B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QO3:.B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QU3:.B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RA3:.B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RG3:.B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RM3:.B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RS3:.B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RY3:.B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SE3:.B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SK3:.B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SQ3:.B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SW3:.B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TC3:.B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TI3:.B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TO3:.B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TU3:.B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UA3:.B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UG3:.B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UM3:.B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US3:.B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UY3:.B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VE3:.B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VK3:.B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VQ3:.B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VW3:.B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WC3:.B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WI3:.B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WO3:.B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WU3:.B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XA3:.B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XG3:.B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XM3:.B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XS3:.B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XY3:.B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YE3:.B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YK3:.B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YQ3:.B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YW3:.B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ZC3:.B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ZI3:.B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ZO3:.B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ZU3:.B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AA3:.C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AG3:.C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AM3:.C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AS3:.C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AY3:.C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BE3:.C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BK3:.C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BQ3:.C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BW3:.C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CC3:.C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CI3:.C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CO3:.C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CU3:.C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DA3:.C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DG3:.C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DM3:.C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DS3:.C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DY3:.C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EE3:.C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EK3:.C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EQ3:.C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EW3:.C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FC3:.C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FI3:.C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FO3:.C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FU3:.C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GA3:.C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GG3:.C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GM3:.C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GS3:.C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GY3:.C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HE3:.C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HK3:.C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HQ3:.C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HW3:.C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IC3:.C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II3:.C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IO3:.C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IU3:.C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JA3:.C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JG3:.C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JM3:.C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JS3:.C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JY3:.C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KE3:.C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KK3:.C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KQ3:.C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KW3:.C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LC3:.C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LI3:.C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LO3:.C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LU3:.C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MA3:.C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MG3:.C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MM3:.C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MS3:.C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MY3:.C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NE3:.C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NK3:.C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NQ3:.C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NW3:.C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OC3:.C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OI3:.C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OO3:.C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OU3:.C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PA3:.C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PG3:.C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PM3:.C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PS3:.C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PY3:.C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QE3:.C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QK3:.C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QQ3:.C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QW3:.C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RC3:.C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RI3:.C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RO3:.C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RU3:.C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SA3:.C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SG3:.C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SM3:.C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SS3:.C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SY3:.C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TE3:.C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TK3:.C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TQ3:.C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TW3:.C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UC3:.C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UI3:.C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UO3:.C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UU3:.C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VA3:.C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VG3:.C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VM3:.C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VS3:.C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VY3:.C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WE3:.C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WK3:.C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WQ3:.C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WW3:.C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XC3:.C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XI3:.C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XO3:.C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XU3:.C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YA3:.C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YG3:.C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YM3:.C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YS3:.C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YY3:.C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ZE3:.C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ZK3:.C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ZQ3:.C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CZW3:.C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AC3:.D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AI3:.D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AO3:.D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AU3:.D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BA3:.D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BG3:.D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BM3:.D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BS3:.D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BY3:.D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CE3:.D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CK3:.D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CQ3:.D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CW3:.D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DC3:.D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DI3:.D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DO3:.D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DU3:.D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EA3:.D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EG3:.D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EM3:.D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ES3:.D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EY3:.D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FE3:.D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FK3:.D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FQ3:.D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FW3:.D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GC3:.D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GI3:.D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GO3:.D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GU3:.D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HA3:.D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HG3:.D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HM3:.D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HS3:.D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HY3:.D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IE3:.D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IK3:.D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IQ3:.D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IW3:.D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JC3:.D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JI3:.D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JO3:.D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JU3:.D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KA3:.D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KG3:.D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KM3:.D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KS3:.D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KY3:.D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LE3:.D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LK3:.D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LQ3:.D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LW3:.D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MC3:.D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MI3:.D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MO3:.D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MU3:.D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NA3:.D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NG3:.D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NM3:.D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NS3:.D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NY3:.D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OE3:.D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OK3:.D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OQ3:.D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OW3:.D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PC3:.D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PI3:.D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PO3:.D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PU3:.D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QA3:.D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QG3:.D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QM3:.D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QS3:.D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QY3:.D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RE3:.D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RK3:.D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RQ3:.D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RW3:.D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SC3:.D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SI3:.D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SO3:.D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SU3:.D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TA3:.D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TG3:.D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TM3:.D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TS3:.D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TY3:.D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UE3:.D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UK3:.D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UQ3:.D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UW3:.D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VC3:.D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VI3:.D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VO3:.D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VU3:.D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WA3:.D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WG3:.D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WM3:.D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WS3:.D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WY3:.D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XE3:.D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XK3:.D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XQ3:.D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XW3:.D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YC3:.D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YI3:.D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YO3:.D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YU3:.D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ZA3:.D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ZG3:.D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ZM3:.D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ZS3:.D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ZY3:.E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AE3:.E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AK3:.E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AQ3:.E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AW3:.E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BC3:.E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BI3:.E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BO3:.E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BU3:.E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CA3:.E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CG3:.E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CM3:.E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CS3:.E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CY3:.E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DE3:.E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DK3:.E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DQ3:.E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DW3:.E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EC3:.E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EI3:.E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EO3:.E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EU3:.E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FA3:.E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FG3:.E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FM3:.E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FS3:.E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FY3:.E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GE3:.E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GK3:.E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GQ3:.E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GW3:.E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HC3:.E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HI3:.E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HO3:.E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HU3:.E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IA3:.E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IG3:.E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IM3:.E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IS3:.E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IY3:.E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JE3:.E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JK3:.E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JQ3:.E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JW3:.E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KC3:.E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KI3:.E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KO3:.E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KU3:.E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LA3:.E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LG3:.E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LM3:.E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LS3:.E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LY3:.E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ME3:.E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MK3:.E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MQ3:.E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MW3:.E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NC3:.E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NI3:.E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NO3:.E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NU3:.E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OA3:.E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OG3:.E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OM3:.E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OS3:.E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OY3:.E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PE3:.E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PK3:.E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PQ3:.E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PW3:.E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QC3:.E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QI3:.E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QO3:.E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QU3:.E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RA3:.E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RG3:.E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RM3:.E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RS3:.E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RY3:.E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SE3:.E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SK3:.E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SQ3:.E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SW3:.E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TC3:.E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TI3:.E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TO3:.E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TU3:.E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UA3:.E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UG3:.E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UM3:.E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US3:.E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UY3:.E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VE3:.E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VK3:.E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VQ3:.E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VW3:.E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WC3:.E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WI3:.E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WO3:.E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WU3:.E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XA3:.E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XG3:.E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XM3:.E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XS3:.E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XY3:.E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YE3:.E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YK3:.E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YQ3:.E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YW3:.E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ZC3:.E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ZI3:.E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ZO3:.E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EZU3:.E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AA3:.F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AG3:.F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AM3:.F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AS3:.F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AY3:.F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BE3:.F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BK3:.F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BQ3:.F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BW3:.F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CC3:.F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CI3:.F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CO3:.F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CU3:.F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DA3:.F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DG3:.F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DM3:.F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DS3:.F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DY3:.F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EE3:.F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EK3:.F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EQ3:.F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EW3:.F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FC3:.F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FI3:.F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FO3:.F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FU3:.F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GA3:.F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GG3:.F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GM3:.F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GS3:.F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GY3:.F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HE3:.F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HK3:.F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HQ3:.F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HW3:.F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IC3:.F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II3:.F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IO3:.F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IU3:.F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JA3:.F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JG3:.F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JM3:.F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JS3:.F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JY3:.F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KE3:.F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KK3:.F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KQ3:.F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KW3:.F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LC3:.F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LI3:.F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LO3:.F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LU3:.F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MA3:.F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MG3:.F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MM3:.F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MS3:.F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MY3:.F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NE3:.F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NK3:.F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NQ3:.F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NW3:.F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OC3:.F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OI3:.F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OO3:.F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OU3:.F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PA3:.F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PG3:.F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PM3:.F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PS3:.F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PY3:.F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QE3:.F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QK3:.F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QQ3:.F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QW3:.F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RC3:.F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RI3:.F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RO3:.F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RU3:.F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SA3:.F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SG3:.F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SM3:.F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SS3:.F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SY3:.F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TE3:.F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TK3:.F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TQ3:.F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TW3:.F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UC3:.F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UI3:.F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UO3:.F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UU3:.F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VA3:.F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VG3:.F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VM3:.F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VS3:.F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VY3:.F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WE3:.F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WK3:.F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WQ3:.F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WW3:.F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XC3:.F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XI3:.F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XO3:.F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XU3:.F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YA3:.F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YG3:.F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YM3:.F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YS3:.F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YY3:.F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ZE3:.F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ZK3:.F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ZQ3:.F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FZW3:.F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AC3:.G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AI3:.G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AO3:.G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AU3:.G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BA3:.G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BG3:.G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BM3:.G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BS3:.G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BY3:.G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CE3:.G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CK3:.G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CQ3:.G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CW3:.G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DC3:.G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DI3:.G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DO3:.G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DU3:.G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EA3:.G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EG3:.G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EM3:.G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ES3:.G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EY3:.G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FE3:.G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FK3:.G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FQ3:.G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FW3:.G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GC3:.G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GI3:.G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GO3:.G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GU3:.G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HA3:.G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HG3:.G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HM3:.G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HS3:.G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HY3:.G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IE3:.G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IK3:.G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IQ3:.G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IW3:.G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JC3:.G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JI3:.G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JO3:.G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JU3:.G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KA3:.G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KG3:.G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KM3:.G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KS3:.G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KY3:.G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LE3:.G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LK3:.G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LQ3:.G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LW3:.G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MC3:.G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MI3:.G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MO3:.G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MU3:.G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NA3:.G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NG3:.G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NM3:.G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NS3:.G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NY3:.G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OE3:.G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OK3:.G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OQ3:.G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OW3:.G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PC3:.G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PI3:.G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PO3:.G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PU3:.G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QA3:.G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QG3:.G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QM3:.G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QS3:.G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QY3:.G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RE3:.G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RK3:.G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RQ3:.G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RW3:.G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SC3:.G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SI3:.G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SO3:.G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SU3:.G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TA3:.G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TG3:.G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TM3:.G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TS3:.G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TY3:.G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UE3:.G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UK3:.G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UQ3:.G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UW3:.G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VC3:.G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VI3:.G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VO3:.G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VU3:.G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WA3:.G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WG3:.G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WM3:.G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WS3:.G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WY3:.G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XE3:.G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XK3:.G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XQ3:.G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XW3:.G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YC3:.G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YI3:.G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YO3:.G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YU3:.G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ZA3:.G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ZG3:.G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ZM3:.G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ZS3:.G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ZY3:.H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AE3:.H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AK3:.H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AQ3:.H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AW3:.H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BC3:.H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BI3:.H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BO3:.H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BU3:.H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CA3:.H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CG3:.H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CM3:.H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CS3:.H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CY3:.H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DE3:.H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DK3:.H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DQ3:.H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DW3:.H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EC3:.H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EI3:.H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EO3:.H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EU3:.H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FA3:.H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FG3:.H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FM3:.H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FS3:.H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FY3:.H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GE3:.H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GK3:.H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GQ3:.H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GW3:.H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HC3:.H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HI3:.H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HO3:.H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HU3:.H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IA3:.H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IG3:.H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IM3:.H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IS3:.H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IY3:.H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JE3:.H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JK3:.H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JQ3:.H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JW3:.H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KC3:.H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KI3:.H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KO3:.H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KU3:.H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LA3:.H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LG3:.H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LM3:.H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LS3:.H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LY3:.H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ME3:.H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MK3:.H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MQ3:.H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MW3:.H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NC3:.H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NI3:.H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NO3:.H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NU3:.H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OA3:.H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OG3:.H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OM3:.H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OS3:.H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OY3:.H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PE3:.H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PK3:.H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PQ3:.H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PW3:.H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QC3:.H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QI3:.H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QO3:.H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QU3:.H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RA3:.H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RG3:.H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RM3:.H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RS3:.H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RY3:.H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SE3:.H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SK3:.H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SQ3:.H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SW3:.H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TC3:.H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TI3:.H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TO3:.H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TU3:.H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UA3:.H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UG3:.H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UM3:.H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US3:.H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UY3:.H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VE3:.H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VK3:.H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VQ3:.H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VW3:.H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WC3:.H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WI3:.H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WO3:.H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WU3:.H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XA3:.H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XG3:.H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XM3:.H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XS3:.H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XY3:.H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YE3:.H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YK3:.H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YQ3:.H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YW3:.H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ZC3:.H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ZI3:.H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ZO3:.H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HZU3:.H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AA3:.I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AG3:.I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AM3:.I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AS3:.I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AY3:.I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BE3:.I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BK3:.I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BQ3:.I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BW3:.I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CC3:.I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CI3:.I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CO3:.I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CU3:.I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DA3:.I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DG3:.I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DM3:.I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DS3:.I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DY3:.I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EE3:.I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EK3:.I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EQ3:.I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EW3:.I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FC3:.I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FI3:.I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FO3:.I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FU3:.I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GA3:.I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GG3:.I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GM3:.I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GS3:.I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GY3:.I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HE3:.I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HK3:.I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HQ3:.I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HW3:.I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IC3:.I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II3:.I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IO3:.I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IU3:.I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JA3:.I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JG3:.I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JM3:.I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JS3:.I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JY3:.I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KE3:.I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KK3:.I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KQ3:.I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KW3:.I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LC3:.I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LI3:.I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LO3:.I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LU3:.I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MA3:.I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MG3:.I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MM3:.I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MS3:.I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MY3:.I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NE3:.I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NK3:.I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NQ3:.I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NW3:.I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OC3:.I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OI3:.I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OO3:.I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OU3:.I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PA3:.I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PG3:.I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PM3:.I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PS3:.I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PY3:.I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QE3:.I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QK3:.I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QQ3:.I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QW3:.I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RC3:.I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RI3:.I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RO3:.I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RU3:.I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SA3:.I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SG3:.I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SM3:.I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SS3:.I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SY3:.I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TE3:.I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TK3:.I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TQ3:.I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TW3:.I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UC3:.I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UI3:.I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UO3:.I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UU3:.I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VA3:.I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VG3:.I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VM3:.I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VS3:.I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VY3:.I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WE3:.I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WK3:.I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WQ3:.I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WW3:.I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XC3:.I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XI3:.I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XO3:.I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XU3:.I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YA3:.I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YG3:.I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YM3:.I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YS3:.I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YY3:.I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ZE3:.I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ZK3:.I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ZQ3:.I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IZW3:.I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AC3:.J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AI3:.J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AO3:.J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AU3:.J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BA3:.J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BG3:.J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BM3:.J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BS3:.J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BY3:.J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CE3:.J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CK3:.J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CQ3:.J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CW3:.J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DC3:.J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DI3:.J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DO3:.J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DU3:.J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EA3:.J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EG3:.J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EM3:.J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ES3:.J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EY3:.J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FE3:.J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FK3:.J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FQ3:.J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FW3:.J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GC3:.J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GI3:.J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GO3:.J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GU3:.J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HA3:.J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HG3:.J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HM3:.J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HS3:.J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HY3:.J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IE3:.J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IK3:.J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IQ3:.J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IW3:.J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JC3:.J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JI3:.J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JO3:.J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JU3:.J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KA3:.J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KG3:.J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KM3:.J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KS3:.J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KY3:.J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LE3:.J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LK3:.J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LQ3:.J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LW3:.J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MC3:.J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MI3:.J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MO3:.J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MU3:.J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NA3:.J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NG3:.J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NM3:.J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NS3:.J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NY3:.J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OE3:.J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OK3:.J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OQ3:.J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OW3:.J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PC3:.J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PI3:.J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PO3:.J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PU3:.J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QA3:.J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QG3:.J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QM3:.J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QS3:.J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QY3:.J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RE3:.J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RK3:.J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RQ3:.J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RW3:.J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SC3:.J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SI3:.J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SO3:.J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SU3:.J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TA3:.J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TG3:.J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TM3:.J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TS3:.J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TY3:.J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UE3:.J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UK3:.J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UQ3:.J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UW3:.J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VC3:.J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VI3:.J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VO3:.J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VU3:.J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WA3:.J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WG3:.J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WM3:.J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WS3:.J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WY3:.J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XE3:.J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XK3:.J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XQ3:.J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XW3:.J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YC3:.J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YI3:.J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YO3:.J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YU3:.J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ZA3:.J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ZG3:.J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ZM3:.J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ZS3:.J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JZY3:.K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AE3:.K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AK3:.K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AQ3:.K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AW3:.K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BC3:.K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BI3:.K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BO3:.K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BU3:.K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CA3:.K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CG3:.K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CM3:.K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CS3:.K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CY3:.K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DE3:.K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DK3:.K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DQ3:.K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DW3:.K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EC3:.K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EI3:.K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EO3:.K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EU3:.K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FA3:.K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FG3:.K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FM3:.K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FS3:.K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FY3:.K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GE3:.K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GK3:.K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GQ3:.K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GW3:.K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HC3:.K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HI3:.K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HO3:.K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HU3:.K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IA3:.K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IG3:.K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IM3:.K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IS3:.K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IY3:.K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JE3:.K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JK3:.K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JQ3:.K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JW3:.K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KC3:.K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KI3:.K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KO3:.K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KU3:.K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LA3:.K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LG3:.K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LM3:.K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LS3:.K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LY3:.K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ME3:.K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MK3:.K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MQ3:.K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MW3:.K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NC3:.K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NI3:.K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NO3:.K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NU3:.K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OA3:.K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OG3:.K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OM3:.K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OS3:.K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OY3:.K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PE3:.K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PK3:.K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PQ3:.K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PW3:.K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QC3:.K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QI3:.K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QO3:.K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QU3:.K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RA3:.K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RG3:.K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RM3:.K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RS3:.K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RY3:.K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SE3:.K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SK3:.K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SQ3:.K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SW3:.K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TC3:.K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TI3:.K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TO3:.K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TU3:.K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UA3:.K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UG3:.K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UM3:.K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US3:.K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UY3:.K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VE3:.K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VK3:.K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VQ3:.K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VW3:.K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WC3:.K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WI3:.K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WO3:.K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WU3:.K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XA3:.K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XG3:.K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XM3:.K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XS3:.K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XY3:.K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YE3:.K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YK3:.K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YQ3:.K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YW3:.K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ZC3:.K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ZI3:.K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ZO3:.K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KZU3:.K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AA3:.L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AG3:.L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AM3:.L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AS3:.L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AY3:.L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BE3:.L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BK3:.L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BQ3:.L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BW3:.L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CC3:.L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CI3:.L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CO3:.L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CU3:.L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DA3:.L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DG3:.L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DM3:.L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DS3:.L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DY3:.L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EE3:.L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EK3:.L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EQ3:.L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EW3:.L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FC3:.L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FI3:.L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FO3:.L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FU3:.L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GA3:.L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GG3:.L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GM3:.L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GS3:.L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GY3:.L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HE3:.L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HK3:.L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HQ3:.L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HW3:.L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IC3:.L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II3:.L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IO3:.L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IU3:.L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JA3:.L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JG3:.L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JM3:.L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JS3:.L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JY3:.L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KE3:.L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KK3:.L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KQ3:.L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KW3:.L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LC3:.L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LI3:.L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LO3:.L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LU3:.L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MA3:.L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MG3:.L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MM3:.L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MS3:.L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MY3:.L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NE3:.L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NK3:.L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NQ3:.L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NW3:.L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OC3:.L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OI3:.L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OO3:.L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OU3:.L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PA3:.L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PG3:.L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PM3:.L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PS3:.L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PY3:.L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QE3:.L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QK3:.L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QQ3:.L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QW3:.L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RC3:.L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RI3:.L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RO3:.L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RU3:.L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SA3:.L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SG3:.L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SM3:.L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SS3:.L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SY3:.L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TE3:.L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TK3:.L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TQ3:.L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TW3:.L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UC3:.L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UI3:.L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UO3:.L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UU3:.L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VA3:.L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VG3:.L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VM3:.L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VS3:.L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VY3:.L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WE3:.L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WK3:.L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WQ3:.L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WW3:.L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XC3:.L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XI3:.L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XO3:.L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XU3:.L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YA3:.L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YG3:.L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YM3:.L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YS3:.L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YY3:.L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ZE3:.L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ZK3:.L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ZQ3:.L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LZW3:.L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AC3:.M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AI3:.M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AO3:.M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AU3:.M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BA3:.M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BG3:.M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BM3:.M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BS3:.M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BY3:.M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CE3:.M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CK3:.M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CQ3:.M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CW3:.M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DC3:.M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DI3:.M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DO3:.M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DU3:.M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EA3:.M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EG3:.M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EM3:.M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ES3:.M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EY3:.M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FE3:.M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FK3:.M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FQ3:.M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FW3:.M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GC3:.M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GI3:.M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GO3:.M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GU3:.M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HA3:.M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HG3:.M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HM3:.M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HS3:.M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HY3:.M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IE3:.M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IK3:.M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IQ3:.M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IW3:.M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JC3:.M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JI3:.M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JO3:.M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JU3:.M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KA3:.M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KG3:.M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KM3:.M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KS3:.M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KY3:.M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LE3:.M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LK3:.M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LQ3:.M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LW3:.M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MC3:.M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MI3:.M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MO3:.M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MU3:.M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NA3:.M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NG3:.M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NM3:.M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NS3:.M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NY3:.M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OE3:.M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OK3:.M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OQ3:.M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OW3:.M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PC3:.M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PI3:.M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PO3:.M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PU3:.M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QA3:.M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QG3:.M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QM3:.M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QS3:.M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QY3:.M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RE3:.M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RK3:.M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RQ3:.M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RW3:.M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SC3:.M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SI3:.M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SO3:.M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SU3:.M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TA3:.M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TG3:.M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TM3:.M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TS3:.M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TY3:.M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UE3:.M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UK3:.M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UQ3:.M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UW3:.M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VC3:.M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VI3:.M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VO3:.M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VU3:.M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WA3:.M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WG3:.M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WM3:.M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WS3:.M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WY3:.M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XE3:.M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XK3:.M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XQ3:.M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XW3:.M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YC3:.M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YI3:.M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YO3:.M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YU3:.M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ZA3:.M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ZG3:.M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ZM3:.M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ZS3:.M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MZY3:.N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AE3:.N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AK3:.N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AQ3:.N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AW3:.N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BC3:.N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BI3:.N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BO3:.N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BU3:.N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CA3:.N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CG3:.N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CM3:.N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CS3:.N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CY3:.N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DE3:.N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DK3:.N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DQ3:.N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DW3:.N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EC3:.N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EI3:.N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EO3:.N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EU3:.N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FA3:.N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FG3:.N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FM3:.N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FS3:.N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FY3:.N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GE3:.N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GK3:.N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GQ3:.N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GW3:.N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HC3:.N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HI3:.N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HO3:.N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HU3:.N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IA3:.N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IG3:.N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IM3:.N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IS3:.N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IY3:.N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JE3:.N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JK3:.N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JQ3:.N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JW3:.N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KC3:.N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KI3:.N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KO3:.N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KU3:.N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LA3:.N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LG3:.N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LM3:.N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LS3:.N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LY3:.N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ME3:.N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MK3:.N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MQ3:.N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MW3:.N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NC3:.N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NI3:.N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NO3:.N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NU3:.N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OA3:.N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OG3:.N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OM3:.N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OS3:.N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OY3:.N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PE3:.N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PK3:.N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PQ3:.N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PW3:.N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QC3:.N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QI3:.N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QO3:.N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QU3:.N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RA3:.N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RG3:.N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RM3:.N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RS3:.N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RY3:.N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SE3:.N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SK3:.N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SQ3:.N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SW3:.N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TC3:.N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TI3:.N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TO3:.N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TU3:.N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UA3:.N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UG3:.N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UM3:.N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US3:.N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UY3:.N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VE3:.N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VK3:.N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VQ3:.N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VW3:.N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WC3:.N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WI3:.N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WO3:.N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WU3:.N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XA3:.N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XG3:.N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XM3:.N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XS3:.N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XY3:.N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YE3:.N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YK3:.N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YQ3:.N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YW3:.N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ZC3:.N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ZI3:.N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ZO3:.N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NZU3:.N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AA3:.O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AG3:.O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AM3:.O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AS3:.O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AY3:.O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BE3:.O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BK3:.O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BQ3:.O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BW3:.O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CC3:.O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CI3:.O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CO3:.O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CU3:.O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DA3:.O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DG3:.O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DM3:.O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DS3:.O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DY3:.O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EE3:.O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EK3:.O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EQ3:.O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EW3:.O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FC3:.O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FI3:.O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FO3:.O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FU3:.O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GA3:.O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GG3:.O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GM3:.O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GS3:.O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GY3:.O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HE3:.O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HK3:.O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HQ3:.O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HW3:.O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IC3:.O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II3:.O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IO3:.O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IU3:.O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JA3:.O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JG3:.O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JM3:.O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JS3:.O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JY3:.O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KE3:.O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KK3:.O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KQ3:.O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KW3:.O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LC3:.O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LI3:.O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LO3:.O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LU3:.O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MA3:.O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MG3:.O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MM3:.O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MS3:.O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MY3:.O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NE3:.O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NK3:.O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NQ3:.O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NW3:.O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OC3:.O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OI3:.O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OO3:.O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OU3:.O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PA3:.O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PG3:.O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PM3:.O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PS3:.O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PY3:.O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QE3:.O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QK3:.O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QQ3:.O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QW3:.O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RC3:.O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RI3:.O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RO3:.O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RU3:.O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SA3:.O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SG3:.O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SM3:.O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SS3:.O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SY3:.O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TE3:.O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TK3:.O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TQ3:.O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TW3:.O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UC3:.O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UI3:.O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UO3:.O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UU3:.O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VA3:.O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VG3:.O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VM3:.O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VS3:.O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VY3:.O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WE3:.O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WK3:.O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WQ3:.O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WW3:.O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XC3:.O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XI3:.O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XO3:.O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XU3:.O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YA3:.O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YG3:.O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YM3:.O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YS3:.O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YY3:.O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ZE3:.O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ZK3:.O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ZQ3:.O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OZW3:.O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AC3:.P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AI3:.P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AO3:.P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AU3:.P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BA3:.P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BG3:.P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BM3:.P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BS3:.P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BY3:.P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CE3:.P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CK3:.P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CQ3:.P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CW3:.P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DC3:.P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DI3:.P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DO3:.P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DU3:.P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EA3:.P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EG3:.P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EM3:.P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ES3:.P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EY3:.P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FE3:.P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FK3:.P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FQ3:.P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FW3:.P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GC3:.P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GI3:.P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GO3:.P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GU3:.P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HA3:.P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HG3:.P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HM3:.P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HS3:.P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HY3:.P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IE3:.P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IK3:.P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IQ3:.P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IW3:.P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JC3:.P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JI3:.P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JO3:.P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JU3:.P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KA3:.P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KG3:.P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KM3:.P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KS3:.P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KY3:.P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LE3:.P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LK3:.P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LQ3:.P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LW3:.P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MC3:.P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MI3:.P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MO3:.P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MU3:.P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NA3:.P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NG3:.P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NM3:.P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NS3:.P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NY3:.P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OE3:.P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OK3:.P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OQ3:.P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OW3:.P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PC3:.P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PI3:.P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PO3:.P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PU3:.P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QA3:.P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QG3:.P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QM3:.P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QS3:.P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QY3:.P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RE3:.P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RK3:.P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RQ3:.P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RW3:.P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SC3:.P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SI3:.P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SO3:.P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SU3:.P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TA3:.P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TG3:.P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TM3:.P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TS3:.P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TY3:.P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UE3:.P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UK3:.P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UQ3:.P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UW3:.P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VC3:.P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VI3:.P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VO3:.P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VU3:.P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WA3:.P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WG3:.P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WM3:.P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WS3:.P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WY3:.P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XE3:.P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XK3:.P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XQ3:.P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XW3:.P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YC3:.P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YI3:.P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YO3:.P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YU3:.P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ZA3:.P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ZG3:.P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ZM3:.P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ZS3:.P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PZY3:.Q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AE3:.Q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AK3:.Q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AQ3:.Q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AW3:.Q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BC3:.Q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BI3:.Q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BO3:.Q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BU3:.Q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CA3:.Q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CG3:.Q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CM3:.Q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CS3:.Q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CY3:.Q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DE3:.Q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DK3:.Q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DQ3:.Q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DW3:.Q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EC3:.Q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EI3:.Q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EO3:.Q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EU3:.Q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FA3:.Q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FG3:.Q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FM3:.Q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FS3:.Q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FY3:.Q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GE3:.Q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GK3:.Q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GQ3:.Q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GW3:.Q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HC3:.Q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HI3:.Q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HO3:.Q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HU3:.Q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IA3:.Q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IG3:.Q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IM3:.Q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IS3:.Q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IY3:.Q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JE3:.Q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JK3:.Q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JQ3:.Q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JW3:.Q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KC3:.Q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KI3:.Q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KO3:.Q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KU3:.Q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LA3:.Q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LG3:.Q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LM3:.Q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LS3:.Q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LY3:.Q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ME3:.Q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MK3:.Q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MQ3:.Q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MW3:.Q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NC3:.Q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NI3:.Q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NO3:.Q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NU3:.Q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OA3:.Q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OG3:.Q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OM3:.Q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OS3:.Q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OY3:.Q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PE3:.Q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PK3:.Q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PQ3:.Q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PW3:.Q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QC3:.Q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QI3:.Q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QO3:.Q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QU3:.Q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RA3:.Q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RG3:.Q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RM3:.Q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RS3:.Q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RY3:.Q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SE3:.Q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SK3:.Q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SQ3:.Q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SW3:.Q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TC3:.Q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TI3:.Q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TO3:.Q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TU3:.Q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UA3:.Q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UG3:.Q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UM3:.Q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US3:.Q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UY3:.Q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VE3:.Q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VK3:.Q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VQ3:.Q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VW3:.Q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WC3:.Q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WI3:.Q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WO3:.Q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WU3:.Q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XA3:.Q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XG3:.Q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XM3:.Q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XS3:.Q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XY3:.Q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YE3:.Q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YK3:.Q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YQ3:.Q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YW3:.Q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ZC3:.Q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ZI3:.Q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ZO3:.Q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QZU3:.Q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AA3:.R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AG3:.R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AM3:.R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AS3:.R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AY3:.R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BE3:.R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BK3:.R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BQ3:.R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BW3:.R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CC3:.R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CI3:.R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CO3:.R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CU3:.R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DA3:.R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DG3:.R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DM3:.R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DS3:.R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DY3:.R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EE3:.R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EK3:.R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EQ3:.R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EW3:.R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FC3:.R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FI3:.R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FO3:.R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FU3:.R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GA3:.R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GG3:.R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GM3:.R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GS3:.R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GY3:.R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HE3:.R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HK3:.R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HQ3:.R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HW3:.R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IC3:.R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II3:.R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IO3:.R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IU3:.R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JA3:.R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JG3:.R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JM3:.R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JS3:.R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JY3:.R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KE3:.R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KK3:.R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KQ3:.R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KW3:.R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LC3:.R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LI3:.R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LO3:.R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LU3:.R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MA3:.R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MG3:.R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MM3:.R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MS3:.R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MY3:.R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NE3:.R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NK3:.R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NQ3:.R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NW3:.R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OC3:.R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OI3:.R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OO3:.R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OU3:.R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PA3:.R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PG3:.R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PM3:.R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PS3:.R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PY3:.R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QE3:.R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QK3:.R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QQ3:.R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QW3:.R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RC3:.R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RI3:.R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RO3:.R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RU3:.R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SA3:.R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SG3:.R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SM3:.R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SS3:.R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SY3:.R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TE3:.R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TK3:.R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TQ3:.R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TW3:.R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UC3:.R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UI3:.R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UO3:.R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UU3:.R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VA3:.R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VG3:.R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VM3:.R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VS3:.R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VY3:.R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WE3:.R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WK3:.R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WQ3:.R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WW3:.R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XC3:.R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XI3:.R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XO3:.R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XU3:.R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YA3:.R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YG3:.R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YM3:.R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YS3:.R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YY3:.R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ZE3:.R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ZK3:.R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ZQ3:.R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RZW3:.R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AC3:.S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AI3:.S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AO3:.S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AU3:.S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BA3:.S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BG3:.S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BM3:.S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BS3:.S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BY3:.S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CE3:.S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CK3:.S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CQ3:.S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CW3:.S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DC3:.S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DI3:.S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DO3:.S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DU3:.S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EA3:.S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EG3:.S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EM3:.S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ES3:.S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EY3:.S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FE3:.S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FK3:.S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FQ3:.S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FW3:.S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GC3:.S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GI3:.S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GO3:.S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GU3:.S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HA3:.S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HG3:.S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HM3:.S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HS3:.S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HY3:.S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IE3:.S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IK3:.S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IQ3:.S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IW3:.S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JC3:.S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JI3:.S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JO3:.S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JU3:.S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KA3:.S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KG3:.S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KM3:.S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KS3:.S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KY3:.S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LE3:.S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LK3:.S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LQ3:.S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LW3:.S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MC3:.S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MI3:.S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MO3:.S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MU3:.S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NA3:.S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NG3:.S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NM3:.S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NS3:.S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NY3:.S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OE3:.S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OK3:.S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OQ3:.S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OW3:.S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PC3:.S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PI3:.S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PO3:.S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PU3:.S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QA3:.S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QG3:.S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QM3:.S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QS3:.S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QY3:.S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RE3:.S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RK3:.S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RQ3:.S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RW3:.S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SC3:.S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SI3:.S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SO3:.S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SU3:.S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TA3:.S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TG3:.S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TM3:.S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TS3:.S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TY3:.S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UE3:.S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UK3:.S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UQ3:.S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UW3:.S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VC3:.S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VI3:.S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VO3:.S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VU3:.S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WA3:.S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WG3:.S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WM3:.S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WS3:.S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WY3:.S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XE3:.S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XK3:.S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XQ3:.S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XW3:.S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YC3:.S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YI3:.S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YO3:.S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YU3:.S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ZA3:.S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ZG3:.S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ZM3:.S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ZS3:.S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SZY3:.T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AE3:.T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AK3:.T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AQ3:.T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AW3:.T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BC3:.T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BI3:.T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BO3:.T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BU3:.T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CA3:.T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CG3:.T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CM3:.T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CS3:.T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CY3:.T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DE3:.T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DK3:.T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DQ3:.T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DW3:.T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EC3:.T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EI3:.T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EO3:.T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EU3:.T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FA3:.T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FG3:.T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FM3:.T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FS3:.T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FY3:.T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GE3:.T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GK3:.T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GQ3:.T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GW3:.T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HC3:.T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HI3:.T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HO3:.T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HU3:.T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IA3:.T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IG3:.T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IM3:.T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IS3:.T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IY3:.T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JE3:.T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JK3:.T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JQ3:.T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JW3:.T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KC3:.T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KI3:.T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KO3:.T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KU3:.T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LA3:.T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LG3:.T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LM3:.T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LS3:.T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LY3:.T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ME3:.T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MK3:.T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MQ3:.T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MW3:.T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NC3:.T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NI3:.T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NO3:.T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NU3:.T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OA3:.T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OG3:.T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OM3:.T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OS3:.T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OY3:.T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PE3:.T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PK3:.T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PQ3:.T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PW3:.T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QC3:.T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QI3:.T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QO3:.T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QU3:.T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RA3:.T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RG3:.T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RM3:.T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RS3:.T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RY3:.T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SE3:.T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SK3:.T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SQ3:.T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SW3:.T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TC3:.T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TI3:.T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TO3:.T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TU3:.T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UA3:.T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UG3:.T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UM3:.T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US3:.T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UY3:.T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VE3:.T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VK3:.T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VQ3:.T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VW3:.T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WC3:.T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WI3:.T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WO3:.T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WU3:.T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XA3:.T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XG3:.T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XM3:.T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XS3:.T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XY3:.T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YE3:.T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YK3:.T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YQ3:.T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YW3:.T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ZC3:.T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ZI3:.T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ZO3:.T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TZU3:.T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AA3:.U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AG3:.U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AM3:.U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AS3:.U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AY3:.U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BE3:.U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BK3:.U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BQ3:.U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BW3:.U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CC3:.U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CI3:.U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CO3:.U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CU3:.U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DA3:.U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DG3:.U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DM3:.U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DS3:.U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DY3:.U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EE3:.U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EK3:.U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EQ3:.U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EW3:.U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FC3:.UF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FI3:.UF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FO3:.UF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FU3:.UF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GA3:.UG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GG3:.UG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GM3:.UG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GS3:.UG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GY3:.UH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HE3:.UH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HK3:.UH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HQ3:.UH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HW3:.UH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IC3:.UI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II3:.UI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IO3:.UI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IU3:.UI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JA3:.UJ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JG3:.UJ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JM3:.UJ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JS3:.UJ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JY3:.UK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KE3:.UK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KK3:.UK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KQ3:.UK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KW3:.UK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LC3:.UL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LI3:.UL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LO3:.UL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LU3:.UL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MA3:.UM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MG3:.UM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MM3:.UM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MS3:.UM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MY3:.UN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NE3:.UN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NK3:.UN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NQ3:.UN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NW3:.UN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OC3:.UO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OI3:.UO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OO3:.UO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OU3:.UO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PA3:.UP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PG3:.UP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PM3:.UP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PS3:.UP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PY3:.UQ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QE3:.UQ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QK3:.UQ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QQ3:.UQ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QW3:.UQ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RC3:.UR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RI3:.UR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RO3:.UR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RU3:.UR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SA3:.US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SG3:.US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SM3:.US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SS3:.US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SY3:.UT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TE3:.UT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TK3:.UT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TQ3:.UT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TW3:.UT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UC3:.UU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UI3:.UU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UO3:.UU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UU3:.UU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VA3:.UV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VG3:.UV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VM3:.UV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VS3:.UV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VY3:.UW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WE3:.UW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WK3:.UW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WQ3:.UW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WW3:.UW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XC3:.UX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XI3:.UX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XO3:.UX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XU3:.UX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YA3:.UY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YG3:.UY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YM3:.UY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YS3:.UY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YY3:.UZ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ZE3:.UZ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ZK3:.UZ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ZQ3:.UZ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UZW3:.UZ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AC3:.VA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AI3:.VA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AO3:.VA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AU3:.VA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BA3:.VB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BG3:.VB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BM3:.VB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BS3:.VB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BY3:.VC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CE3:.VC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CK3:.VC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CQ3:.VC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CW3:.VC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DC3:.VD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DI3:.VD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DO3:.VD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DU3:.VD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EA3:.VE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EG3:.VE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EM3:.VE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ES3:.VE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EY3:.VF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FE3:.VF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FK3:.VF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FQ3:.VF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FW3:.VF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GC3:.VG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GI3:.VG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GO3:.VG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GU3:.VG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HA3:.VH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HG3:.VH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HM3:.VH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HS3:.VH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HY3:.VI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IE3:.VI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IK3:.VI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IQ3:.VI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IW3:.VI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JC3:.VJ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JI3:.VJ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JO3:.VJ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JU3:.VJ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KA3:.VK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KG3:.VK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KM3:.VK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KS3:.VK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KY3:.VL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LE3:.VL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LK3:.VL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LQ3:.VL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LW3:.VL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MC3:.VM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MI3:.VM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MO3:.VM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MU3:.VM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NA3:.VN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NG3:.VN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NM3:.VN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NS3:.VN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NY3:.VO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OE3:.VO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OK3:.VO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OQ3:.VO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OW3:.VO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PC3:.VP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PI3:.VP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PO3:.VP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PU3:.VP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QA3:.VQ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QG3:.VQ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QM3:.VQ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QS3:.VQ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QY3:.VR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RE3:.VR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RK3:.VR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RQ3:.VR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RW3:.VR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SC3:.VS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SI3:.VS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SO3:.VS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SU3:.VS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TA3:.VT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TG3:.VT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TM3:.VT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TS3:.VT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TY3:.VU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UE3:.VU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UK3:.VU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UQ3:.VU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UW3:.VU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VC3:.VV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VI3:.VV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VO3:.VV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VU3:.VV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WA3:.VW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WG3:.VW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WM3:.VW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WS3:.VW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WY3:.VX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XE3:.VX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XK3:.VX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XQ3:.VX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XW3:.VX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YC3:.VY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YI3:.VY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YO3:.VY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YU3:.VY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ZA3:.VZ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ZG3:.VZ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ZM3:.VZ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ZS3:.VZ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VZY3:.WA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AE3:.WA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AK3:.WA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AQ3:.WA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AW3:.WA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BC3:.WB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BI3:.WB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BO3:.WB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BU3:.WB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CA3:.WC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CG3:.WC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CM3:.WC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CS3:.WC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CY3:.WD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DE3:.WD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DK3:.WD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DQ3:.WD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DW3:.WD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EC3:.WE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EI3:.WE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EO3:.WE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EU3:.WE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FA3:.WF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FG3:.WF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FM3:.WF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FS3:.WF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FY3:.WG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GE3:.WG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GK3:.WG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GQ3:.WG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GW3:.WG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HC3:.WH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HI3:.WH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HO3:.WH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HU3:.WH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IA3:.WI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IG3:.WI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IM3:.WI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IS3:.WI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IY3:.WJ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JE3:.WJ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JK3:.WJ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JQ3:.WJ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JW3:.WJ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KC3:.WK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KI3:.WK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KO3:.WK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KU3:.WK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LA3:.WL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LG3:.WL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LM3:.WL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LS3:.WL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LY3:.WM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ME3:.WM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MK3:.WM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MQ3:.WM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MW3:.WM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NC3:.WN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NI3:.WN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NO3:.WN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NU3:.WN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OA3:.WO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OG3:.WO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OM3:.WO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OS3:.WO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OY3:.WP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PE3:.WP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PK3:.WP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PQ3:.WP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PW3:.WP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QC3:.WQ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QI3:.WQ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QO3:.WQ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QU3:.WQ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RA3:.WR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RG3:.WR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RM3:.WR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RS3:.WR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RY3:.WS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SE3:.WS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SK3:.WS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SQ3:.WS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SW3:.WS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TC3:.WT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TI3:.WT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TO3:.WT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TU3:.WT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UA3:.WU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UG3:.WU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UM3:.WU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US3:.WU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UY3:.WV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VE3:.WV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VK3:.WV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VQ3:.WV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VW3:.WV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WC3:.WW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WI3:.WW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WO3:.WW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WU3:.WW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XA3:.WX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XG3:.WX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XM3:.WX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XS3:.WX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XY3:.WY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YE3:.WY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YK3:.WY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YQ3:.WY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YW3:.WY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ZC3:.WZ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ZI3:.WZ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ZO3:.WZ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WZU3:.WZ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AA3:.XA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AG3:.XA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AM3:.XA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AS3:.XA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AY3:.XB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BE3:.XB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BK3:.XB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BQ3:.XB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BW3:.XB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CC3:.XCE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CI3:.XCK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CO3:.XCQ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CU3:.XCW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DA3:.XDC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DG3:.XDI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DM3:.XDO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DS3:.XDU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DY3:.XEA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EE3:.XEG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EK3:.XEM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EQ3:.XES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XEW3:.XE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 que te pasa es que nadie te quiere.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  <table:table-cell office:value-type="float" office:value="1" calcext:value-type="float">
            <text:p>1</text:p>
          </table:table-cell>
          <table:table-cell table:formula="of:=SUM([.C4:.E4])" office:value-type="float" office:value="1" calcext:value-type="float">
            <text:p>1</text:p>
          </table:table-cell>
          <table:table-cell table:formula="of:=[.F4]-[.B4]" office:value-type="float" office:value="-1" calcext:value-type="float">
            <text:p>-1</text:p>
          </table:table-cell>
          <table:table-cell table:number-columns-repeated="4"/>
          <table:table-cell table:formula="of:=SUM([.I4:.K4])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4:.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4:.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A4:.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G4:.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M4:.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S4:.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Y4:.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E4:.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K4:.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Q4:.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W4:.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C4:.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I4:.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O4:.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U4:.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A4:.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G4:.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M4:.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S4:.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Y4:.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E4:.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K4:.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Q4:.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W4:.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C4:.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I4:.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O4:.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U4:.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A4:.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G4:.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M4:.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S4:.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Y4:.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E4:.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K4:.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Q4:.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W4:.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C4:.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I4:.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O4:.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U4:.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A4:.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G4:.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M4:.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S4:.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Y4:.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E4:.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K4:.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Q4:.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W4:.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C4:.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I4:.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O4:.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U4:.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A4:.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G4:.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M4:.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S4:.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Y4:.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E4:.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K4:.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Q4:.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W4:.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C4:.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I4:.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O4:.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U4:.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A4:.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G4:.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M4:.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S4:.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Y4:.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E4:.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K4:.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Q4:.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W4:.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C4:.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I4:.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O4:.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U4:.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A4:.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G4:.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M4:.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S4:.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Y4:.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E4:.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K4:.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Q4:.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W4:.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C4:.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I4:.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O4:.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U4:.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A4:.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G4:.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M4:.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S4:.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Y4:.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E4:.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K4:.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Q4:.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W4:.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C4:.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I4:.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O4:.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U4:.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YA4:.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YG4:.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YM4:.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YS4:.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YY4:.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ZE4:.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ZK4:.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ZQ4:.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ZW4:.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AC4:.A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AI4:.A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AO4:.A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AU4:.A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BA4:.A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BG4:.A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BM4:.A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BS4:.A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BY4:.A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CE4:.A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CK4:.A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CQ4:.A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CW4:.A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DC4:.A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DI4:.A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DO4:.A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DU4:.A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EA4:.A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EG4:.A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EM4:.A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ES4:.A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EY4:.A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FE4:.A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FK4:.A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FQ4:.A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FW4:.A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GC4:.A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GI4:.A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GO4:.A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GU4:.A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HA4:.A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HG4:.A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HM4:.A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HS4:.A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HY4:.A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IE4:.A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IK4:.A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IQ4:.A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IW4:.A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JC4:.A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JI4:.A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JO4:.A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JU4:.A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KA4:.A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KG4:.A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KM4:.A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KS4:.A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KY4:.A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LE4:.A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LK4:.A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LQ4:.A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LW4:.A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MC4:.A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MI4:.A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MO4:.A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MU4:.A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NA4:.A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NG4:.A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NM4:.A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NS4:.A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NY4:.A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OE4:.A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OK4:.A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OQ4:.A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OW4:.A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PC4:.A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PI4:.A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PO4:.A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PU4:.A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QA4:.A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QG4:.A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QM4:.A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QS4:.A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QY4:.A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RE4:.A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RK4:.A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RQ4:.A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RW4:.A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SC4:.A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SI4:.A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SO4:.A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SU4:.A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TA4:.A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TG4:.A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TM4:.A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TS4:.A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TY4:.A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UE4:.A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UK4:.A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UQ4:.A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UW4:.A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VC4:.A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VI4:.A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VO4:.A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VU4:.A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WA4:.A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WG4:.A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WM4:.A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WS4:.A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WY4:.A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XE4:.A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XK4:.A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XQ4:.A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XW4:.A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YC4:.A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YI4:.A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YO4:.A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YU4:.A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ZA4:.A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ZG4:.A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ZM4:.A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ZS4:.A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ZY4:.B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AE4:.B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AK4:.B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AQ4:.B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AW4:.B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BC4:.B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BI4:.B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BO4:.B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BU4:.B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CA4:.B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CG4:.B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CM4:.B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CS4:.B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CY4:.B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DE4:.B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DK4:.B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DQ4:.B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DW4:.B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EC4:.B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EI4:.B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EO4:.B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EU4:.B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FA4:.B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FG4:.B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FM4:.B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FS4:.B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FY4:.B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GE4:.B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GK4:.B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GQ4:.B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GW4:.B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HC4:.B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HI4:.B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HO4:.B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HU4:.B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IA4:.B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IG4:.B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IM4:.B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IS4:.B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IY4:.B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JE4:.B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JK4:.B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JQ4:.B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JW4:.B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KC4:.B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KI4:.B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KO4:.B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KU4:.B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LA4:.B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LG4:.B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LM4:.B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LS4:.B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LY4:.B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ME4:.B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MK4:.B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MQ4:.B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MW4:.B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NC4:.B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NI4:.B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NO4:.B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NU4:.B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OA4:.B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OG4:.B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OM4:.B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OS4:.B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OY4:.B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PE4:.B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PK4:.B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PQ4:.B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PW4:.B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QC4:.B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QI4:.B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QO4:.B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QU4:.B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RA4:.B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RG4:.B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RM4:.B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RS4:.B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RY4:.B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SE4:.B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SK4:.B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SQ4:.B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SW4:.B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TC4:.B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TI4:.B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TO4:.B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TU4:.B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UA4:.B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UG4:.B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UM4:.B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US4:.B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UY4:.B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VE4:.B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VK4:.B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VQ4:.B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VW4:.B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WC4:.B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WI4:.B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WO4:.B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WU4:.B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XA4:.B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XG4:.B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XM4:.B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XS4:.B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XY4:.B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YE4:.B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YK4:.B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YQ4:.B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YW4:.B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ZC4:.B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ZI4:.B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ZO4:.B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ZU4:.B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AA4:.C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AG4:.C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AM4:.C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AS4:.C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AY4:.C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BE4:.C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BK4:.C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BQ4:.C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BW4:.C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CC4:.C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CI4:.C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CO4:.C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CU4:.C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DA4:.C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DG4:.C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DM4:.C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DS4:.C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DY4:.C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EE4:.C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EK4:.C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EQ4:.C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EW4:.C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FC4:.C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FI4:.C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FO4:.C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FU4:.C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GA4:.C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GG4:.C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GM4:.C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GS4:.C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GY4:.C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HE4:.C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HK4:.C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HQ4:.C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HW4:.C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IC4:.C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II4:.C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IO4:.C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IU4:.C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JA4:.C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JG4:.C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JM4:.C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JS4:.C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JY4:.C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KE4:.C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KK4:.C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KQ4:.C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KW4:.C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LC4:.C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LI4:.C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LO4:.C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LU4:.C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MA4:.C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MG4:.C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MM4:.C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MS4:.C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MY4:.C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NE4:.C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NK4:.C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NQ4:.C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NW4:.C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OC4:.C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OI4:.C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OO4:.C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OU4:.C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PA4:.C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PG4:.C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PM4:.C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PS4:.C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PY4:.C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QE4:.C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QK4:.C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QQ4:.C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QW4:.C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RC4:.C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RI4:.C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RO4:.C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RU4:.C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SA4:.C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SG4:.C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SM4:.C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SS4:.C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SY4:.C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TE4:.C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TK4:.C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TQ4:.C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TW4:.C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UC4:.C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UI4:.C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UO4:.C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UU4:.C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VA4:.C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VG4:.C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VM4:.C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VS4:.C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VY4:.C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WE4:.C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WK4:.C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WQ4:.C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WW4:.C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XC4:.C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XI4:.C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XO4:.C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XU4:.C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YA4:.C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YG4:.C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YM4:.C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YS4:.C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YY4:.C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ZE4:.C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ZK4:.C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ZQ4:.C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ZW4:.C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AC4:.D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AI4:.D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AO4:.D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AU4:.D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BA4:.D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BG4:.D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BM4:.D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BS4:.D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BY4:.D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CE4:.D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CK4:.D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CQ4:.D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CW4:.D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DC4:.D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DI4:.D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DO4:.D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DU4:.D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EA4:.D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EG4:.D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EM4:.D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ES4:.D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EY4:.D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FE4:.D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FK4:.D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FQ4:.D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FW4:.D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GC4:.D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GI4:.D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GO4:.D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GU4:.D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HA4:.D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HG4:.D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HM4:.D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HS4:.D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HY4:.D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IE4:.D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IK4:.D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IQ4:.D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IW4:.D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JC4:.D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JI4:.D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JO4:.D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JU4:.D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KA4:.D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KG4:.D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KM4:.D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KS4:.D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KY4:.D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LE4:.D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LK4:.D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LQ4:.D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LW4:.D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MC4:.D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MI4:.D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MO4:.D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MU4:.D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NA4:.D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NG4:.D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NM4:.D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NS4:.D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NY4:.D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OE4:.D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OK4:.D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OQ4:.D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OW4:.D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PC4:.D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PI4:.D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PO4:.D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PU4:.D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QA4:.D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QG4:.D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QM4:.D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QS4:.D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QY4:.D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RE4:.D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RK4:.D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RQ4:.D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RW4:.D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SC4:.D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SI4:.D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SO4:.D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SU4:.D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TA4:.D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TG4:.D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TM4:.D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TS4:.D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TY4:.D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UE4:.D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UK4:.D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UQ4:.D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UW4:.D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VC4:.D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VI4:.D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VO4:.D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VU4:.D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WA4:.D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WG4:.D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WM4:.D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WS4:.D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WY4:.D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XE4:.D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XK4:.D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XQ4:.D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XW4:.D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YC4:.D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YI4:.D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YO4:.D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YU4:.D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ZA4:.D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ZG4:.D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ZM4:.D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ZS4:.D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ZY4:.E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AE4:.E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AK4:.E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AQ4:.E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AW4:.E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BC4:.E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BI4:.E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BO4:.E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BU4:.E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CA4:.E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CG4:.E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CM4:.E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CS4:.E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CY4:.E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DE4:.E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DK4:.E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DQ4:.E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DW4:.E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EC4:.E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EI4:.E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EO4:.E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EU4:.E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FA4:.E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FG4:.E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FM4:.E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FS4:.E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FY4:.E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GE4:.E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GK4:.E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GQ4:.E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GW4:.E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HC4:.E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HI4:.E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HO4:.E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HU4:.E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IA4:.E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IG4:.E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IM4:.E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IS4:.E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IY4:.E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JE4:.E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JK4:.E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JQ4:.E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JW4:.E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KC4:.E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KI4:.E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KO4:.E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KU4:.E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LA4:.E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LG4:.E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LM4:.E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LS4:.E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LY4:.E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ME4:.E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MK4:.E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MQ4:.E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MW4:.E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NC4:.E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NI4:.E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NO4:.E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NU4:.E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OA4:.E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OG4:.E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OM4:.E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OS4:.E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OY4:.E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PE4:.E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PK4:.E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PQ4:.E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PW4:.E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QC4:.E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QI4:.E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QO4:.E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QU4:.E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RA4:.E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RG4:.E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RM4:.E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RS4:.E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RY4:.E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SE4:.E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SK4:.E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SQ4:.E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SW4:.E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TC4:.E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TI4:.E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TO4:.E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TU4:.E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UA4:.E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UG4:.E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UM4:.E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US4:.E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UY4:.E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VE4:.E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VK4:.E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VQ4:.E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VW4:.E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WC4:.E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WI4:.E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WO4:.E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WU4:.E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XA4:.E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XG4:.E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XM4:.E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XS4:.E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XY4:.E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YE4:.E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YK4:.E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YQ4:.E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YW4:.E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ZC4:.E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ZI4:.E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ZO4:.E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EZU4:.E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AA4:.F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AG4:.F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AM4:.F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AS4:.F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AY4:.F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BE4:.F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BK4:.F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BQ4:.F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BW4:.F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CC4:.F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CI4:.F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CO4:.F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CU4:.F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DA4:.F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DG4:.F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DM4:.F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DS4:.F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DY4:.F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EE4:.F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EK4:.F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EQ4:.F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EW4:.F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FC4:.F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FI4:.F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FO4:.F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FU4:.F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GA4:.F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GG4:.F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GM4:.F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GS4:.F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GY4:.F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HE4:.F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HK4:.F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HQ4:.F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HW4:.F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IC4:.F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II4:.F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IO4:.F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IU4:.F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JA4:.F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JG4:.F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JM4:.F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JS4:.F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JY4:.F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KE4:.F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KK4:.F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KQ4:.F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KW4:.F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LC4:.F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LI4:.F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LO4:.F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LU4:.F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MA4:.F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MG4:.F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MM4:.F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MS4:.F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MY4:.F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NE4:.F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NK4:.F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NQ4:.F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NW4:.F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OC4:.F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OI4:.F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OO4:.F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OU4:.F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PA4:.F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PG4:.F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PM4:.F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PS4:.F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PY4:.F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QE4:.F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QK4:.F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QQ4:.F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QW4:.F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RC4:.F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RI4:.F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RO4:.F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RU4:.F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SA4:.F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SG4:.F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SM4:.F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SS4:.F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SY4:.F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TE4:.F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TK4:.F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TQ4:.F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TW4:.F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UC4:.F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UI4:.F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UO4:.F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UU4:.F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VA4:.F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VG4:.F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VM4:.F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VS4:.F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VY4:.F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WE4:.F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WK4:.F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WQ4:.F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WW4:.F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XC4:.F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XI4:.F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XO4:.F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XU4:.F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YA4:.F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YG4:.F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YM4:.F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YS4:.F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YY4:.F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ZE4:.F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ZK4:.F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ZQ4:.F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FZW4:.F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AC4:.G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AI4:.G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AO4:.G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AU4:.G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BA4:.G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BG4:.G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BM4:.G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BS4:.G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BY4:.G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CE4:.G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CK4:.G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CQ4:.G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CW4:.G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DC4:.G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DI4:.G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DO4:.G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DU4:.G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EA4:.G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EG4:.G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EM4:.G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ES4:.G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EY4:.G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FE4:.G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FK4:.G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FQ4:.G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FW4:.G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GC4:.G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GI4:.G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GO4:.G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GU4:.G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HA4:.G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HG4:.G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HM4:.G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HS4:.G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HY4:.G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IE4:.G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IK4:.G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IQ4:.G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IW4:.G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JC4:.G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JI4:.G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JO4:.G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JU4:.G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KA4:.G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KG4:.G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KM4:.G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KS4:.G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KY4:.G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LE4:.G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LK4:.G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LQ4:.G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LW4:.G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MC4:.G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MI4:.G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MO4:.G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MU4:.G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NA4:.G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NG4:.G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NM4:.G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NS4:.G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NY4:.G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OE4:.G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OK4:.G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OQ4:.G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OW4:.G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PC4:.G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PI4:.G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PO4:.G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PU4:.G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QA4:.G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QG4:.G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QM4:.G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QS4:.G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QY4:.G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RE4:.G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RK4:.G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RQ4:.G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RW4:.G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SC4:.G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SI4:.G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SO4:.G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SU4:.G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TA4:.G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TG4:.G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TM4:.G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TS4:.G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TY4:.G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UE4:.G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UK4:.G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UQ4:.G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UW4:.G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VC4:.G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VI4:.G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VO4:.G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VU4:.G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WA4:.G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WG4:.G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WM4:.G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WS4:.G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WY4:.G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XE4:.G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XK4:.G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XQ4:.G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XW4:.G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YC4:.G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YI4:.G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YO4:.G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YU4:.G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ZA4:.G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ZG4:.G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ZM4:.G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ZS4:.G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GZY4:.H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AE4:.H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AK4:.H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AQ4:.H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AW4:.H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BC4:.H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BI4:.H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BO4:.H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BU4:.H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CA4:.H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CG4:.H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CM4:.H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CS4:.H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CY4:.H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DE4:.H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DK4:.H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DQ4:.H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DW4:.H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EC4:.H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EI4:.H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EO4:.H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EU4:.H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FA4:.H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FG4:.H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FM4:.H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FS4:.H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FY4:.H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GE4:.H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GK4:.H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GQ4:.H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GW4:.H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HC4:.H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HI4:.H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HO4:.H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HU4:.H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IA4:.H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IG4:.H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IM4:.H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IS4:.H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IY4:.H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JE4:.H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JK4:.H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JQ4:.H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JW4:.H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KC4:.H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KI4:.H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KO4:.H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KU4:.H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LA4:.H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LG4:.H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LM4:.H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LS4:.H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LY4:.H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ME4:.H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MK4:.H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MQ4:.H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MW4:.H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NC4:.H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NI4:.H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NO4:.H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NU4:.H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OA4:.H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OG4:.H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OM4:.H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OS4:.H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OY4:.H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PE4:.H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PK4:.H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PQ4:.H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PW4:.H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QC4:.H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QI4:.H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QO4:.H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QU4:.H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RA4:.H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RG4:.H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RM4:.H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RS4:.H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RY4:.H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SE4:.H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SK4:.H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SQ4:.H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SW4:.H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TC4:.H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TI4:.H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TO4:.H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TU4:.H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UA4:.H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UG4:.H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UM4:.H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US4:.H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UY4:.H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VE4:.H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VK4:.H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VQ4:.H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VW4:.H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WC4:.H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WI4:.H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WO4:.H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WU4:.H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XA4:.H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XG4:.H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XM4:.H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XS4:.H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XY4:.H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YE4:.H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YK4:.H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YQ4:.H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YW4:.H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ZC4:.H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ZI4:.H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ZO4:.H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HZU4:.H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AA4:.I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AG4:.I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AM4:.I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AS4:.I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AY4:.I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BE4:.I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BK4:.I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BQ4:.I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BW4:.I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CC4:.I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CI4:.I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CO4:.I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CU4:.I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DA4:.I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DG4:.I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DM4:.I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DS4:.I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DY4:.I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EE4:.I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EK4:.I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EQ4:.I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EW4:.I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FC4:.I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FI4:.I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FO4:.I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FU4:.I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GA4:.I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GG4:.I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GM4:.I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GS4:.I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GY4:.I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HE4:.I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HK4:.I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HQ4:.I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HW4:.I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IC4:.I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II4:.I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IO4:.I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IU4:.I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JA4:.I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JG4:.I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JM4:.I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JS4:.I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JY4:.I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KE4:.I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KK4:.I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KQ4:.I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KW4:.I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LC4:.I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LI4:.I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LO4:.I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LU4:.I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MA4:.I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MG4:.I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MM4:.I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MS4:.I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MY4:.I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NE4:.I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NK4:.I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NQ4:.I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NW4:.I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OC4:.I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OI4:.I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OO4:.I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OU4:.I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PA4:.I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PG4:.I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PM4:.I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PS4:.I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PY4:.I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QE4:.I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QK4:.I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QQ4:.I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QW4:.I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RC4:.I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RI4:.I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RO4:.I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RU4:.I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SA4:.I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SG4:.I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SM4:.I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SS4:.I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SY4:.I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TE4:.I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TK4:.I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TQ4:.I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TW4:.I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UC4:.I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UI4:.I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UO4:.I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UU4:.I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VA4:.I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VG4:.I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VM4:.I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VS4:.I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VY4:.I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WE4:.I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WK4:.I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WQ4:.I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WW4:.I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XC4:.I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XI4:.I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XO4:.I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XU4:.I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YA4:.I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YG4:.I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YM4:.I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YS4:.I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YY4:.I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ZE4:.I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ZK4:.I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ZQ4:.I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IZW4:.I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AC4:.J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AI4:.J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AO4:.J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AU4:.J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BA4:.J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BG4:.J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BM4:.J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BS4:.J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BY4:.J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CE4:.J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CK4:.J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CQ4:.J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CW4:.J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DC4:.J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DI4:.J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DO4:.J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DU4:.J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EA4:.J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EG4:.J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EM4:.J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ES4:.J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EY4:.J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FE4:.J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FK4:.J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FQ4:.J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FW4:.J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GC4:.J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GI4:.J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GO4:.J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GU4:.J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HA4:.J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HG4:.J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HM4:.J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HS4:.J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HY4:.J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IE4:.J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IK4:.J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IQ4:.J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IW4:.J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JC4:.J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JI4:.J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JO4:.J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JU4:.J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KA4:.J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KG4:.J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KM4:.J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KS4:.J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KY4:.J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LE4:.J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LK4:.J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LQ4:.J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LW4:.J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MC4:.J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MI4:.J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MO4:.J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MU4:.J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NA4:.J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NG4:.J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NM4:.J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NS4:.J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NY4:.J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OE4:.J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OK4:.J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OQ4:.J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OW4:.J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PC4:.J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PI4:.J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PO4:.J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PU4:.J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QA4:.J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QG4:.J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QM4:.J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QS4:.J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QY4:.J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RE4:.J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RK4:.J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RQ4:.J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RW4:.J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SC4:.J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SI4:.J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SO4:.J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SU4:.J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TA4:.J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TG4:.J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TM4:.J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TS4:.J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TY4:.J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UE4:.J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UK4:.J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UQ4:.J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UW4:.J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VC4:.J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VI4:.J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VO4:.J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VU4:.J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WA4:.J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WG4:.J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WM4:.J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WS4:.J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WY4:.J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XE4:.J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XK4:.J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XQ4:.J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XW4:.J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YC4:.J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YI4:.J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YO4:.J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YU4:.J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ZA4:.J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ZG4:.J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ZM4:.J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ZS4:.J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JZY4:.K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AE4:.K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AK4:.K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AQ4:.K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AW4:.K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BC4:.K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BI4:.K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BO4:.K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BU4:.K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CA4:.K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CG4:.K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CM4:.K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CS4:.K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CY4:.K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DE4:.K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DK4:.K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DQ4:.K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DW4:.K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EC4:.K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EI4:.K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EO4:.K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EU4:.K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FA4:.K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FG4:.K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FM4:.K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FS4:.K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FY4:.K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GE4:.K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GK4:.K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GQ4:.K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GW4:.K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HC4:.K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HI4:.K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HO4:.K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HU4:.K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IA4:.K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IG4:.K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IM4:.K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IS4:.K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IY4:.K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JE4:.K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JK4:.K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JQ4:.K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JW4:.K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KC4:.K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KI4:.K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KO4:.K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KU4:.K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LA4:.K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LG4:.K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LM4:.K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LS4:.K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LY4:.K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ME4:.K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MK4:.K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MQ4:.K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MW4:.K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NC4:.K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NI4:.K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NO4:.K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NU4:.K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OA4:.K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OG4:.K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OM4:.K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OS4:.K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OY4:.K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PE4:.K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PK4:.K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PQ4:.K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PW4:.K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QC4:.K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QI4:.K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QO4:.K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QU4:.K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RA4:.K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RG4:.K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RM4:.K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RS4:.K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RY4:.K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SE4:.K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SK4:.K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SQ4:.K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SW4:.K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TC4:.K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TI4:.K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TO4:.K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TU4:.K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UA4:.K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UG4:.K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UM4:.K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US4:.K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UY4:.K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VE4:.K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VK4:.K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VQ4:.K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VW4:.K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WC4:.K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WI4:.K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WO4:.K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WU4:.K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XA4:.K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XG4:.K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XM4:.K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XS4:.K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XY4:.K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YE4:.K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YK4:.K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YQ4:.K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YW4:.K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ZC4:.K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ZI4:.K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ZO4:.K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KZU4:.K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AA4:.L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AG4:.L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AM4:.L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AS4:.L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AY4:.L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BE4:.L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BK4:.L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BQ4:.L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BW4:.L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CC4:.L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CI4:.L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CO4:.L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CU4:.L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DA4:.L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DG4:.L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DM4:.L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DS4:.L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DY4:.L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EE4:.L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EK4:.L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EQ4:.L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EW4:.L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FC4:.L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FI4:.L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FO4:.L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FU4:.L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GA4:.L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GG4:.L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GM4:.L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GS4:.L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GY4:.L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HE4:.L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HK4:.L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HQ4:.L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HW4:.L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IC4:.L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II4:.L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IO4:.L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IU4:.L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JA4:.L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JG4:.L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JM4:.L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JS4:.L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JY4:.L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KE4:.L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KK4:.L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KQ4:.L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KW4:.L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LC4:.L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LI4:.L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LO4:.L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LU4:.L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MA4:.L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MG4:.L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MM4:.L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MS4:.L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MY4:.L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NE4:.L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NK4:.L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NQ4:.L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NW4:.L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OC4:.L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OI4:.L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OO4:.L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OU4:.L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PA4:.L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PG4:.L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PM4:.L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PS4:.L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PY4:.L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QE4:.L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QK4:.L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QQ4:.L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QW4:.L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RC4:.L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RI4:.L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RO4:.L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RU4:.L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SA4:.L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SG4:.L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SM4:.L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SS4:.L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SY4:.L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TE4:.L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TK4:.L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TQ4:.L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TW4:.L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UC4:.L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UI4:.L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UO4:.L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UU4:.L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VA4:.L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VG4:.L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VM4:.L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VS4:.L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VY4:.L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WE4:.L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WK4:.L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WQ4:.L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WW4:.L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XC4:.L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XI4:.L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XO4:.L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XU4:.L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YA4:.L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YG4:.L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YM4:.L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YS4:.L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YY4:.L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ZE4:.L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ZK4:.L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ZQ4:.L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LZW4:.L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AC4:.M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AI4:.M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AO4:.M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AU4:.M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BA4:.M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BG4:.M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BM4:.M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BS4:.M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BY4:.M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CE4:.M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CK4:.M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CQ4:.M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CW4:.M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DC4:.M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DI4:.M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DO4:.M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DU4:.M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EA4:.M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EG4:.M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EM4:.M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ES4:.M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EY4:.M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FE4:.M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FK4:.M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FQ4:.M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FW4:.M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GC4:.M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GI4:.M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GO4:.M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GU4:.M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HA4:.M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HG4:.M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HM4:.M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HS4:.M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HY4:.M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IE4:.M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IK4:.M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IQ4:.M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IW4:.M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JC4:.M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JI4:.M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JO4:.M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JU4:.M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KA4:.M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KG4:.M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KM4:.M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KS4:.M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KY4:.M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LE4:.M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LK4:.M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LQ4:.M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LW4:.M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MC4:.M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MI4:.M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MO4:.M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MU4:.M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NA4:.M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NG4:.M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NM4:.M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NS4:.M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NY4:.M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OE4:.M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OK4:.M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OQ4:.M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OW4:.M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PC4:.M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PI4:.M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PO4:.M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PU4:.M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QA4:.M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QG4:.M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QM4:.M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QS4:.M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QY4:.M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RE4:.M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RK4:.M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RQ4:.M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RW4:.M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SC4:.M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SI4:.M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SO4:.M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SU4:.M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TA4:.M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TG4:.M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TM4:.M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TS4:.M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TY4:.M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UE4:.M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UK4:.M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UQ4:.M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UW4:.M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VC4:.M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VI4:.M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VO4:.M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VU4:.M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WA4:.M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WG4:.M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WM4:.M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WS4:.M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WY4:.M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XE4:.M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XK4:.M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XQ4:.M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XW4:.M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YC4:.M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YI4:.M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YO4:.M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YU4:.M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ZA4:.M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ZG4:.M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ZM4:.M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ZS4:.M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MZY4:.N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AE4:.N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AK4:.N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AQ4:.N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AW4:.N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BC4:.N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BI4:.N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BO4:.N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BU4:.N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CA4:.N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CG4:.N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CM4:.N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CS4:.N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CY4:.N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DE4:.N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DK4:.N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DQ4:.N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DW4:.N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EC4:.N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EI4:.N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EO4:.N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EU4:.N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FA4:.N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FG4:.N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FM4:.N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FS4:.N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FY4:.N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GE4:.N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GK4:.N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GQ4:.N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GW4:.N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HC4:.N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HI4:.N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HO4:.N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HU4:.N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IA4:.N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IG4:.N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IM4:.N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IS4:.N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IY4:.N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JE4:.N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JK4:.N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JQ4:.N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JW4:.N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KC4:.N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KI4:.N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KO4:.N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KU4:.N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LA4:.N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LG4:.N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LM4:.N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LS4:.N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LY4:.N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ME4:.N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MK4:.N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MQ4:.N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MW4:.N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NC4:.N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NI4:.N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NO4:.N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NU4:.N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OA4:.N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OG4:.N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OM4:.N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OS4:.N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OY4:.N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PE4:.N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PK4:.N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PQ4:.N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PW4:.N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QC4:.N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QI4:.N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QO4:.N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QU4:.N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RA4:.N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RG4:.N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RM4:.N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RS4:.N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RY4:.N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SE4:.N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SK4:.N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SQ4:.N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SW4:.N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TC4:.N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TI4:.N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TO4:.N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TU4:.N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UA4:.N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UG4:.N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UM4:.N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US4:.N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UY4:.N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VE4:.N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VK4:.N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VQ4:.N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VW4:.N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WC4:.N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WI4:.N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WO4:.N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WU4:.N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XA4:.N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XG4:.N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XM4:.N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XS4:.N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XY4:.N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YE4:.N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YK4:.N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YQ4:.N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YW4:.N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ZC4:.N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ZI4:.N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ZO4:.N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NZU4:.N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AA4:.O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AG4:.O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AM4:.O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AS4:.O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AY4:.O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BE4:.O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BK4:.O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BQ4:.O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BW4:.O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CC4:.O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CI4:.O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CO4:.O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CU4:.O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DA4:.O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DG4:.O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DM4:.O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DS4:.O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DY4:.O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EE4:.O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EK4:.O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EQ4:.O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EW4:.O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FC4:.O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FI4:.O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FO4:.O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FU4:.O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GA4:.O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GG4:.O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GM4:.O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GS4:.O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GY4:.O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HE4:.O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HK4:.O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HQ4:.O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HW4:.O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IC4:.O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II4:.O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IO4:.O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IU4:.O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JA4:.O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JG4:.O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JM4:.O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JS4:.O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JY4:.O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KE4:.O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KK4:.O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KQ4:.O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KW4:.O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LC4:.O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LI4:.O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LO4:.O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LU4:.O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MA4:.O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MG4:.O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MM4:.O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MS4:.O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MY4:.O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NE4:.O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NK4:.O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NQ4:.O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NW4:.O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OC4:.O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OI4:.O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OO4:.O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OU4:.O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PA4:.O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PG4:.O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PM4:.O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PS4:.O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PY4:.O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QE4:.O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QK4:.O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QQ4:.O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QW4:.O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RC4:.O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RI4:.O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RO4:.O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RU4:.O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SA4:.O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SG4:.O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SM4:.O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SS4:.O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SY4:.O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TE4:.O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TK4:.O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TQ4:.O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TW4:.O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UC4:.O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UI4:.O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UO4:.O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UU4:.O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VA4:.O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VG4:.O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VM4:.O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VS4:.O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VY4:.O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WE4:.O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WK4:.O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WQ4:.O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WW4:.O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XC4:.O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XI4:.O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XO4:.O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XU4:.O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YA4:.O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YG4:.O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YM4:.O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YS4:.O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YY4:.O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ZE4:.O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ZK4:.O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ZQ4:.O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OZW4:.O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AC4:.P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AI4:.P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AO4:.P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AU4:.P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BA4:.P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BG4:.P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BM4:.P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BS4:.P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BY4:.P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CE4:.P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CK4:.P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CQ4:.P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CW4:.P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DC4:.P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DI4:.P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DO4:.P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DU4:.P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EA4:.P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EG4:.P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EM4:.P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ES4:.P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EY4:.P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FE4:.P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FK4:.P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FQ4:.P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FW4:.P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GC4:.P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GI4:.P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GO4:.P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GU4:.P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HA4:.P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HG4:.P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HM4:.P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HS4:.P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HY4:.P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IE4:.P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IK4:.P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IQ4:.P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IW4:.P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JC4:.P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JI4:.P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JO4:.P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JU4:.P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KA4:.P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KG4:.P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KM4:.P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KS4:.P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KY4:.P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LE4:.P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LK4:.P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LQ4:.P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LW4:.P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MC4:.P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MI4:.P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MO4:.P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MU4:.P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NA4:.P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NG4:.P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NM4:.P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NS4:.P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NY4:.P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OE4:.P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OK4:.P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OQ4:.P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OW4:.P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PC4:.P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PI4:.P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PO4:.P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PU4:.P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QA4:.P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QG4:.P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QM4:.P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QS4:.P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QY4:.P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RE4:.P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RK4:.P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RQ4:.P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RW4:.P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SC4:.P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SI4:.P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SO4:.P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SU4:.P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TA4:.P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TG4:.P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TM4:.P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TS4:.P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TY4:.P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UE4:.P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UK4:.P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UQ4:.P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UW4:.P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VC4:.P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VI4:.P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VO4:.P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VU4:.P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WA4:.P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WG4:.P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WM4:.P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WS4:.P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WY4:.P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XE4:.P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XK4:.P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XQ4:.P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XW4:.P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YC4:.P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YI4:.P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YO4:.P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YU4:.P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ZA4:.P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ZG4:.P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ZM4:.P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ZS4:.P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PZY4:.Q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AE4:.Q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AK4:.Q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AQ4:.Q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AW4:.Q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BC4:.Q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BI4:.Q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BO4:.Q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BU4:.Q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CA4:.Q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CG4:.Q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CM4:.Q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CS4:.Q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CY4:.Q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DE4:.Q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DK4:.Q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DQ4:.Q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DW4:.Q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EC4:.Q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EI4:.Q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EO4:.Q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EU4:.Q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FA4:.Q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FG4:.Q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FM4:.Q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FS4:.Q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FY4:.Q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GE4:.Q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GK4:.Q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GQ4:.Q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GW4:.Q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HC4:.Q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HI4:.Q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HO4:.Q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HU4:.Q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IA4:.Q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IG4:.Q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IM4:.Q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IS4:.Q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IY4:.Q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JE4:.Q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JK4:.Q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JQ4:.Q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JW4:.Q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KC4:.Q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KI4:.Q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KO4:.Q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KU4:.Q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LA4:.Q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LG4:.Q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LM4:.Q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LS4:.Q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LY4:.Q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ME4:.Q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MK4:.Q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MQ4:.Q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MW4:.Q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NC4:.Q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NI4:.Q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NO4:.Q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NU4:.Q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OA4:.Q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OG4:.Q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OM4:.Q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OS4:.Q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OY4:.Q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PE4:.Q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PK4:.Q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PQ4:.Q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PW4:.Q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QC4:.Q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QI4:.Q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QO4:.Q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QU4:.Q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RA4:.Q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RG4:.Q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RM4:.Q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RS4:.Q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RY4:.Q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SE4:.Q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SK4:.Q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SQ4:.Q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SW4:.Q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TC4:.Q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TI4:.Q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TO4:.Q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TU4:.Q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UA4:.Q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UG4:.Q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UM4:.Q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US4:.Q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UY4:.Q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VE4:.Q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VK4:.Q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VQ4:.Q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VW4:.Q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WC4:.Q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WI4:.Q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WO4:.Q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WU4:.Q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XA4:.Q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XG4:.Q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XM4:.Q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XS4:.Q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XY4:.Q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YE4:.Q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YK4:.Q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YQ4:.Q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YW4:.Q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ZC4:.Q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ZI4:.Q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ZO4:.Q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QZU4:.Q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AA4:.R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AG4:.R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AM4:.R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AS4:.R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AY4:.R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BE4:.R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BK4:.R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BQ4:.R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BW4:.R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CC4:.R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CI4:.R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CO4:.R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CU4:.R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DA4:.R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DG4:.R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DM4:.R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DS4:.R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DY4:.R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EE4:.R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EK4:.R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EQ4:.R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EW4:.R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FC4:.R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FI4:.R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FO4:.R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FU4:.R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GA4:.R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GG4:.R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GM4:.R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GS4:.R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GY4:.R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HE4:.R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HK4:.R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HQ4:.R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HW4:.R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IC4:.R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II4:.R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IO4:.R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IU4:.R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JA4:.R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JG4:.R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JM4:.R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JS4:.R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JY4:.R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KE4:.R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KK4:.R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KQ4:.R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KW4:.R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LC4:.R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LI4:.R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LO4:.R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LU4:.R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MA4:.R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MG4:.R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MM4:.R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MS4:.R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MY4:.R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NE4:.R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NK4:.R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NQ4:.R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NW4:.R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OC4:.R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OI4:.R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OO4:.R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OU4:.R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PA4:.R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PG4:.R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PM4:.R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PS4:.R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PY4:.R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QE4:.R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QK4:.R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QQ4:.R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QW4:.R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RC4:.R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RI4:.R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RO4:.R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RU4:.R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SA4:.R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SG4:.R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SM4:.R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SS4:.R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SY4:.R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TE4:.R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TK4:.R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TQ4:.R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TW4:.R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UC4:.R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UI4:.R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UO4:.R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UU4:.R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VA4:.R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VG4:.R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VM4:.R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VS4:.R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VY4:.R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WE4:.R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WK4:.R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WQ4:.R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WW4:.R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XC4:.R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XI4:.R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XO4:.R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XU4:.R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YA4:.R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YG4:.R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YM4:.R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YS4:.R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YY4:.R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ZE4:.R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ZK4:.R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ZQ4:.R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RZW4:.R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AC4:.S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AI4:.S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AO4:.S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AU4:.S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BA4:.S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BG4:.S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BM4:.S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BS4:.S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BY4:.S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CE4:.S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CK4:.S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CQ4:.S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CW4:.S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DC4:.S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DI4:.S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DO4:.S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DU4:.S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EA4:.S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EG4:.S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EM4:.S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ES4:.S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EY4:.S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FE4:.S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FK4:.S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FQ4:.S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FW4:.S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GC4:.S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GI4:.S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GO4:.S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GU4:.S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HA4:.S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HG4:.S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HM4:.S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HS4:.S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HY4:.S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IE4:.S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IK4:.S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IQ4:.S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IW4:.S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JC4:.S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JI4:.S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JO4:.S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JU4:.S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KA4:.S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KG4:.S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KM4:.S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KS4:.S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KY4:.S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LE4:.S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LK4:.S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LQ4:.S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LW4:.S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MC4:.S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MI4:.S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MO4:.S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MU4:.S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NA4:.S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NG4:.S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NM4:.S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NS4:.S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NY4:.S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OE4:.S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OK4:.S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OQ4:.S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OW4:.S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PC4:.S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PI4:.S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PO4:.S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PU4:.S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QA4:.S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QG4:.S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QM4:.S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QS4:.S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QY4:.S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RE4:.S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RK4:.S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RQ4:.S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RW4:.S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SC4:.S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SI4:.S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SO4:.S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SU4:.S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TA4:.S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TG4:.S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TM4:.S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TS4:.S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TY4:.S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UE4:.S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UK4:.S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UQ4:.S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UW4:.S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VC4:.S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VI4:.S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VO4:.S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VU4:.S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WA4:.S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WG4:.S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WM4:.S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WS4:.S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WY4:.S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XE4:.S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XK4:.S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XQ4:.S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XW4:.S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YC4:.S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YI4:.S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YO4:.S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YU4:.S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ZA4:.S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ZG4:.S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ZM4:.S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ZS4:.S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SZY4:.T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AE4:.T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AK4:.T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AQ4:.T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AW4:.T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BC4:.T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BI4:.T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BO4:.T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BU4:.T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CA4:.T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CG4:.T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CM4:.T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CS4:.T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CY4:.T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DE4:.T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DK4:.T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DQ4:.T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DW4:.T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EC4:.T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EI4:.T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EO4:.T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EU4:.T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FA4:.T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FG4:.T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FM4:.T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FS4:.T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FY4:.T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GE4:.T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GK4:.T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GQ4:.T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GW4:.T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HC4:.T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HI4:.T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HO4:.T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HU4:.T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IA4:.T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IG4:.T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IM4:.T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IS4:.T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IY4:.T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JE4:.T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JK4:.T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JQ4:.T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JW4:.T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KC4:.T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KI4:.T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KO4:.T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KU4:.T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LA4:.T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LG4:.T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LM4:.T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LS4:.T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LY4:.T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ME4:.T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MK4:.T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MQ4:.T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MW4:.T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NC4:.T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NI4:.T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NO4:.T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NU4:.T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OA4:.T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OG4:.T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OM4:.T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OS4:.T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OY4:.T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PE4:.T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PK4:.T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PQ4:.T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PW4:.T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QC4:.T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QI4:.T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QO4:.T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QU4:.T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RA4:.T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RG4:.T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RM4:.T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RS4:.T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RY4:.T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SE4:.T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SK4:.T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SQ4:.T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SW4:.T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TC4:.T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TI4:.T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TO4:.T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TU4:.T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UA4:.T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UG4:.T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UM4:.T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US4:.T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UY4:.T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VE4:.T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VK4:.T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VQ4:.T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VW4:.T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WC4:.T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WI4:.T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WO4:.T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WU4:.T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XA4:.T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XG4:.T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XM4:.T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XS4:.T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XY4:.T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YE4:.T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YK4:.T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YQ4:.T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YW4:.T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ZC4:.T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ZI4:.T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ZO4:.T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TZU4:.T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AA4:.U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AG4:.U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AM4:.U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AS4:.U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AY4:.U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BE4:.U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BK4:.U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BQ4:.U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BW4:.U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CC4:.U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CI4:.U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CO4:.U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CU4:.U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DA4:.U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DG4:.U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DM4:.U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DS4:.U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DY4:.U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EE4:.U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EK4:.U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EQ4:.U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EW4:.UE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FC4:.UF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FI4:.UF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FO4:.UF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FU4:.UF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GA4:.UG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GG4:.UG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GM4:.UG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GS4:.UG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GY4:.UH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HE4:.UH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HK4:.UH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HQ4:.UH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HW4:.UH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IC4:.UI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II4:.UI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IO4:.UI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IU4:.UI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JA4:.UJ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JG4:.UJ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JM4:.UJ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JS4:.UJ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JY4:.UK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KE4:.UK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KK4:.UK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KQ4:.UK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KW4:.UK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LC4:.UL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LI4:.UL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LO4:.UL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LU4:.UL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MA4:.UM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MG4:.UM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MM4:.UM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MS4:.UM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MY4:.UN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NE4:.UN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NK4:.UN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NQ4:.UN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NW4:.UN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OC4:.UO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OI4:.UO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OO4:.UO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OU4:.UO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PA4:.UP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PG4:.UP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PM4:.UP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PS4:.UP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PY4:.UQ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QE4:.UQ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QK4:.UQ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QQ4:.UQ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QW4:.UQ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RC4:.UR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RI4:.UR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RO4:.UR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RU4:.UR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SA4:.US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SG4:.US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SM4:.US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SS4:.US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SY4:.UT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TE4:.UT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TK4:.UT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TQ4:.UT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TW4:.UT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UC4:.UU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UI4:.UU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UO4:.UU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UU4:.UU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VA4:.UV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VG4:.UV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VM4:.UV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VS4:.UV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VY4:.UW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WE4:.UW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WK4:.UW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WQ4:.UW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WW4:.UW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XC4:.UX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XI4:.UX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XO4:.UX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XU4:.UX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YA4:.UY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YG4:.UY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YM4:.UY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YS4:.UY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YY4:.UZ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ZE4:.UZ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ZK4:.UZ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ZQ4:.UZ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UZW4:.UZ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AC4:.VA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AI4:.VA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AO4:.VA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AU4:.VA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BA4:.VB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BG4:.VB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BM4:.VB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BS4:.VB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BY4:.VC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CE4:.VC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CK4:.VC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CQ4:.VC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CW4:.VC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DC4:.VD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DI4:.VD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DO4:.VD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DU4:.VD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EA4:.VE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EG4:.VE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EM4:.VE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ES4:.VE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EY4:.VF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FE4:.VF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FK4:.VF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FQ4:.VF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FW4:.VF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GC4:.VG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GI4:.VG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GO4:.VG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GU4:.VG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HA4:.VH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HG4:.VH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HM4:.VH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HS4:.VH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HY4:.VI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IE4:.VI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IK4:.VI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IQ4:.VI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IW4:.VI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JC4:.VJ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JI4:.VJ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JO4:.VJ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JU4:.VJ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KA4:.VK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KG4:.VK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KM4:.VK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KS4:.VK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KY4:.VL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LE4:.VL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LK4:.VL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LQ4:.VL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LW4:.VL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MC4:.VM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MI4:.VM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MO4:.VM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MU4:.VM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NA4:.VN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NG4:.VN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NM4:.VN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NS4:.VN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NY4:.VO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OE4:.VO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OK4:.VO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OQ4:.VO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OW4:.VO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PC4:.VP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PI4:.VP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PO4:.VP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PU4:.VP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QA4:.VQ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QG4:.VQ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QM4:.VQ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QS4:.VQ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QY4:.VR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RE4:.VR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RK4:.VR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RQ4:.VR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RW4:.VR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SC4:.VS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SI4:.VS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SO4:.VS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SU4:.VS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TA4:.VT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TG4:.VT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TM4:.VT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TS4:.VT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TY4:.VU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UE4:.VU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UK4:.VU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UQ4:.VU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UW4:.VU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VC4:.VV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VI4:.VV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VO4:.VV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VU4:.VV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WA4:.VW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WG4:.VW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WM4:.VW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WS4:.VW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WY4:.VX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XE4:.VX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XK4:.VX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XQ4:.VX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XW4:.VX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YC4:.VY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YI4:.VY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YO4:.VY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YU4:.VY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ZA4:.VZ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ZG4:.VZ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ZM4:.VZ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ZS4:.VZ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VZY4:.WA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AE4:.WA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AK4:.WA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AQ4:.WA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AW4:.WA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BC4:.WB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BI4:.WB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BO4:.WB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BU4:.WB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CA4:.WC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CG4:.WC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CM4:.WC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CS4:.WC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CY4:.WD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DE4:.WD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DK4:.WD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DQ4:.WD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DW4:.WD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EC4:.WE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EI4:.WE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EO4:.WE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EU4:.WE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FA4:.WF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FG4:.WF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FM4:.WF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FS4:.WF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FY4:.WG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GE4:.WG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GK4:.WG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GQ4:.WG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GW4:.WG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HC4:.WH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HI4:.WH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HO4:.WH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HU4:.WH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IA4:.WI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IG4:.WI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IM4:.WI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IS4:.WI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IY4:.WJ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JE4:.WJ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JK4:.WJ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JQ4:.WJ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JW4:.WJ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KC4:.WK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KI4:.WK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KO4:.WK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KU4:.WK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LA4:.WL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LG4:.WL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LM4:.WL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LS4:.WL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LY4:.WM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ME4:.WM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MK4:.WM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MQ4:.WM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MW4:.WM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NC4:.WN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NI4:.WN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NO4:.WN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NU4:.WN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OA4:.WO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OG4:.WO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OM4:.WO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OS4:.WO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OY4:.WP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PE4:.WP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PK4:.WP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PQ4:.WP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PW4:.WP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QC4:.WQ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QI4:.WQ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QO4:.WQ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QU4:.WQ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RA4:.WR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RG4:.WR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RM4:.WR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RS4:.WR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RY4:.WS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SE4:.WS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SK4:.WS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SQ4:.WS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SW4:.WS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TC4:.WT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TI4:.WT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TO4:.WT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TU4:.WT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UA4:.WU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UG4:.WU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UM4:.WU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US4:.WU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UY4:.WV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VE4:.WV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VK4:.WV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VQ4:.WV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VW4:.WV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WC4:.WW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WI4:.WW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WO4:.WW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WU4:.WW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XA4:.WX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XG4:.WX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XM4:.WX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XS4:.WX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XY4:.WY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YE4:.WY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YK4:.WY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YQ4:.WY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YW4:.WY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ZC4:.WZ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ZI4:.WZ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ZO4:.WZ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WZU4:.WZ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AA4:.XA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AG4:.XA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AM4:.XA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AS4:.XA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AY4:.XB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BE4:.XB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BK4:.XB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BQ4:.XB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BW4:.XBY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CC4:.XCE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CI4:.XCK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CO4:.XCQ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CU4:.XCW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DA4:.XDC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DG4:.XDI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DM4:.XDO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DS4:.XDU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DY4:.XEA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EE4:.XEG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EK4:.XEM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EQ4:.XES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XEW4:.XEY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ocionaría a una bayeta antes que a ti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SUM([.C5:.E5])" office:value-type="float" office:value="2" calcext:value-type="float">
            <text:p>2</text:p>
          </table:table-cell>
          <table:table-cell table:formula="of:=[.F5]-[.B5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 un concurso de feos te descalificarían por feo.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C6:.E6])" office:value-type="float" office:value="2" calcext:value-type="float">
            <text:p>2</text:p>
          </table:table-cell>
          <table:table-cell table:formula="of:=[.F6]-[.B6]" office:value-type="float" office:value="-1" calcext:value-type="float">
            <text:p>-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dos tenemos alguien que nos quiera. Todos menos tú.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C7:.E7])" office:value-type="float" office:value="2" calcext:value-type="float">
            <text:p>2</text:p>
          </table:table-cell>
          <table:table-cell table:formula="of:=[.F7]-[.B7]" office:value-type="float" office:value="-1" calcext:value-type="float">
            <text:p>-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 salir del trabajo tus compañeros te dicen que han quedado en un bar que no existe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8:.E8])" office:value-type="float" office:value="2" calcext:value-type="float">
            <text:p>2</text:p>
          </table:table-cell>
          <table:table-cell table:formula="of:=[.F8]-[.B8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es como la persona guapa del trabajo. Pero no eres guapo y no tienes trabajo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:.E9])" office:value-type="float" office:value="2" calcext:value-type="float">
            <text:p>2</text:p>
          </table:table-cell>
          <table:table-cell table:formula="of:=[.F9]-[.B9]" office:value-type="float" office:value="-1" calcext:value-type="float">
            <text:p>-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 el físico no importa para el amor igual tienes alguna oportunidad. Bueno, igual no.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C10:.E10])" office:value-type="float" office:value="2" calcext:value-type="float">
            <text:p>2</text:p>
          </table:table-cell>
          <table:table-cell table:formula="of:=[.F10]-[.B10]" office:value-type="float" office:value="-1" calcext:value-type="float">
            <text:p>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 vales ni para director de marketing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1:.E11])" office:value-type="float" office:value="3" calcext:value-type="float">
            <text:p>3</text:p>
          </table:table-cell>
          <table:table-cell table:formula="of:=[.F11]-[.B11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es tan feo que no se nota lo insoportable que eres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2:.E12])" office:value-type="float" office:value="3" calcext:value-type="float">
            <text:p>3</text:p>
          </table:table-cell>
          <table:table-cell table:formula="of:=[.F12]-[.B12]" office:value-type="float" office:value="-1" calcext:value-type="float">
            <text:p>-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at’s what she said.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3:.E13])" office:value-type="float" office:value="3" calcext:value-type="float">
            <text:p>3</text:p>
          </table:table-cell>
          <table:table-cell table:formula="of:=[.F13]-[.B13]" office:value-type="float" office:value="-2" calcext:value-type="float">
            <text:p>-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5:29:01.1967364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0:19:05.719509708</meta:creation-date>
    <dc:date>2025-01-25T19:26:08.861027439</dc:date>
    <meta:editing-duration>PT6H28M10S</meta:editing-duration>
    <meta:editing-cycles>24</meta:editing-cycles>
    <meta:generator>LibreOffice/24.8.4.2$Linux_X86_64 LibreOffice_project/480$Build-2</meta:generator>
    <meta:document-statistic meta:table-count="3" meta:cell-count="16587" meta:object-count="0"/>
  </office:meta>
</office:document-meta>
</file>